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090">
            <text:p>A00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000.0">
            <text:p>46000.0</text:p>
          </table:table-cell>
          <table:table-cell office:value-type="float" office:value="5000.0">
            <text:p>5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1.6">
            <text:p>-71.6</text:p>
          </table:table-cell>
          <table:table-cell office:value-type="float" office:value="24.62031681355867">
            <text:p>24.62031681355867</text:p>
          </table:table-cell>
          <table:table-cell office:value-type="float" office:value="26.61879035568671">
            <text:p>26.61879035568671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0">
            <text:p>MI-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0400.0">
            <text:p>70400.0</text:p>
          </table:table-cell>
          <table:table-cell office:value-type="float" office:value="1000.0">
            <text:p>10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7.84">
            <text:p>-117.84</text:p>
          </table:table-cell>
          <table:table-cell office:value-type="float" office:value="11.085197336989532">
            <text:p>11.085197336989532</text:p>
          </table:table-cell>
          <table:table-cell office:value-type="float" office:value="11.483623121645856">
            <text:p>11.48362312164585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2">
            <text:p>MI-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8500.0">
            <text:p>68500.0</text:p>
          </table:table-cell>
          <table:table-cell office:value-type="float" office:value="1200.0">
            <text:p>1200.0</text:p>
          </table:table-cell>
          <table:table-cell office:value-type="string" office:value="Cycloseris Sp.">
            <text:p>Cycloseri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7.85">
            <text:p>-127.85</text:p>
          </table:table-cell>
          <table:table-cell office:value-type="float" office:value="11.692839689314146">
            <text:p>11.692839689314146</text:p>
          </table:table-cell>
          <table:table-cell office:value-type="float" office:value="12.171150315397467">
            <text:p>12.17115031539746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4">
            <text:p>MI-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200.0">
            <text:p>502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0.41999999999999">
            <text:p>-80.41999999999999</text:p>
          </table:table-cell>
          <table:table-cell office:value-type="float" office:value="7.883679344062624">
            <text:p>7.883679344062624</text:p>
          </table:table-cell>
          <table:table-cell office:value-type="float" office:value="8.161494961096277">
            <text:p>8.16149496109627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50">
            <text:p>MI-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3000.0">
            <text:p>103000.0</text:p>
          </table:table-cell>
          <table:table-cell office:value-type="float" office:value="1500.0">
            <text:p>1500.0</text:p>
          </table:table-cell>
          <table:table-cell office:value-type="string" office:value="Pleisiastrea versiopora">
            <text:p>Pleisiastrea versi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6.29999999999998">
            <text:p>-36.29999999999998</text:p>
          </table:table-cell>
          <table:table-cell office:value-type="float" office:value="16.330646037435244">
            <text:p>16.330646037435244</text:p>
          </table:table-cell>
          <table:table-cell office:value-type="float" office:value="16.929559947027542">
            <text:p>16.929559947027542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5">
            <text:p>N-24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10.0">
            <text:p>6610.0</text:p>
          </table:table-cell>
          <table:table-cell office:value-type="float" office:value="175.0">
            <text:p>17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3809999999999985">
            <text:p>-5.3809999999999985</text:p>
          </table:table-cell>
          <table:table-cell office:value-type="float" office:value="1.449938274548264">
            <text:p>1.449938274548264</text:p>
          </table:table-cell>
          <table:table-cell office:value-type="float" office:value="1.5158367326331676">
            <text:p>1.5158367326331676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6">
            <text:p>N-245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780.0">
            <text:p>5780.0</text:p>
          </table:table-cell>
          <table:table-cell office:value-type="float" office:value="195.0">
            <text:p>19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338">
            <text:p>-6.338</text:p>
          </table:table-cell>
          <table:table-cell office:value-type="float" office:value="1.44712266238906">
            <text:p>1.44712266238906</text:p>
          </table:table-cell>
          <table:table-cell office:value-type="float" office:value="1.5205577923906721">
            <text:p>1.5205577923906721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7">
            <text:p>N-245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80.0">
            <text:p>468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927999999999999">
            <text:p>-7.927999999999999</text:p>
          </table:table-cell>
          <table:table-cell office:value-type="float" office:value="0.9672559123623897">
            <text:p>0.9672559123623897</text:p>
          </table:table-cell>
          <table:table-cell office:value-type="float" office:value="0.9982464625532105">
            <text:p>0.998246462553210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8">
            <text:p>N-245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70.0">
            <text:p>367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707">
            <text:p>-2.707</text:p>
          </table:table-cell>
          <table:table-cell office:value-type="float" office:value="0.8823429038644778">
            <text:p>0.8823429038644778</text:p>
          </table:table-cell>
          <table:table-cell office:value-type="float" office:value="0.9122329746287395">
            <text:p>0.912232974628739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9">
            <text:p>N-245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30.0">
            <text:p>393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253">
            <text:p>-3.253</text:p>
          </table:table-cell>
          <table:table-cell office:value-type="float" office:value="0.9038855015985157">
            <text:p>0.9038855015985157</text:p>
          </table:table-cell>
          <table:table-cell office:value-type="float" office:value="0.9340883255881088">
            <text:p>0.9340883255881088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3">
            <text:p>N-266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60.0">
            <text:p>356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3759999999999994">
            <text:p>-4.3759999999999994</text:p>
          </table:table-cell>
          <table:table-cell office:value-type="float" office:value="0.8733017806004976">
            <text:p>0.8733017806004976</text:p>
          </table:table-cell>
          <table:table-cell office:value-type="float" office:value="0.903052600904289">
            <text:p>0.903052600904289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4">
            <text:p>N-266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20.0">
            <text:p>3520.0</text:p>
          </table:table-cell>
          <table:table-cell office:value-type="float" office:value="85.0">
            <text:p>8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3919999999999995">
            <text:p>-4.3919999999999995</text:p>
          </table:table-cell>
          <table:table-cell office:value-type="float" office:value="0.8537353219821697">
            <text:p>0.8537353219821697</text:p>
          </table:table-cell>
          <table:table-cell office:value-type="float" office:value="0.8815191432975229">
            <text:p>0.8815191432975229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5">
            <text:p>N-266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870.0">
            <text:p>287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026999999999999">
            <text:p>-5.026999999999999</text:p>
          </table:table-cell>
          <table:table-cell office:value-type="float" office:value="0.7864152846937801">
            <text:p>0.7864152846937801</text:p>
          </table:table-cell>
          <table:table-cell office:value-type="float" office:value="0.8113698293626651">
            <text:p>0.8113698293626651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6">
            <text:p>N-266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110.0">
            <text:p>211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6310000000000002">
            <text:p>-3.6310000000000002</text:p>
          </table:table-cell>
          <table:table-cell office:value-type="float" office:value="0.7293565657481946">
            <text:p>0.7293565657481946</text:p>
          </table:table-cell>
          <table:table-cell office:value-type="float" office:value="0.7529734391065854">
            <text:p>0.7529734391065854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723">
            <text:p>N-272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40.0">
            <text:p>384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2640000000000002">
            <text:p>-2.2640000000000002</text:p>
          </table:table-cell>
          <table:table-cell office:value-type="float" office:value="0.8964016956699712">
            <text:p>0.8964016956699712</text:p>
          </table:table-cell>
          <table:table-cell office:value-type="float" office:value="0.926498785752037">
            <text:p>0.926498785752037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724">
            <text:p>N-272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460.0">
            <text:p>2460.0</text:p>
          </table:table-cell>
          <table:table-cell office:value-type="float" office:value="80.0">
            <text:p>8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5659999999999994">
            <text:p>-3.5659999999999994</text:p>
          </table:table-cell>
          <table:table-cell office:value-type="float" office:value="0.7552191734854186">
            <text:p>0.7552191734854186</text:p>
          </table:table-cell>
          <table:table-cell office:value-type="float" office:value="0.7794895765820095">
            <text:p>0.779489576582009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GA8625">
            <text:p>NGA862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356.0">
            <text:p>3356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967599999999999">
            <text:p>-4.967599999999999</text:p>
          </table:table-cell>
          <table:table-cell office:value-type="float" office:value="0.5737826766294004">
            <text:p>0.5737826766294004</text:p>
          </table:table-cell>
          <table:table-cell office:value-type="float" office:value="0.5972964423131952">
            <text:p>0.5972964423131952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0995">
            <text:p>NZA1099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06.0">
            <text:p>7406.0</text:p>
          </table:table-cell>
          <table:table-cell office:value-type="float" office:value="60.0">
            <text:p>60.0</text:p>
          </table:table-cell>
          <table:table-cell office:value-type="string" office:value="Acropora hyacinthus">
            <text:p>Acropora hyacinthu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9.252599999999997">
            <text:p>-9.252599999999997</text:p>
          </table:table-cell>
          <table:table-cell office:value-type="float" office:value="0.9818739022909159">
            <text:p>0.9818739022909159</text:p>
          </table:table-cell>
          <table:table-cell office:value-type="float" office:value="1.0058435067146378">
            <text:p>1.0058435067146378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0996">
            <text:p>NZA1099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77.0">
            <text:p>6977.0</text:p>
          </table:table-cell>
          <table:table-cell office:value-type="float" office:value="70.0">
            <text:p>7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3117">
            <text:p>-6.3117</text:p>
          </table:table-cell>
          <table:table-cell office:value-type="float" office:value="0.978977675945678">
            <text:p>0.978977675945678</text:p>
          </table:table-cell>
          <table:table-cell office:value-type="float" office:value="1.006942148288567">
            <text:p>1.006942148288567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1002">
            <text:p>NZA110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63.0">
            <text:p>5663.0</text:p>
          </table:table-cell>
          <table:table-cell office:value-type="float" office:value="60.0">
            <text:p>6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7722999999999995">
            <text:p>-3.7722999999999995</text:p>
          </table:table-cell>
          <table:table-cell office:value-type="float" office:value="0.8078488039231088">
            <text:p>0.8078488039231088</text:p>
          </table:table-cell>
          <table:table-cell office:value-type="float" office:value="0.8318041175661485">
            <text:p>0.831804117566148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1003">
            <text:p>NZA110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90.0">
            <text:p>5590.0</text:p>
          </table:table-cell>
          <table:table-cell office:value-type="float" office:value="70.0">
            <text:p>7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3689999999999998">
            <text:p>-2.3689999999999998</text:p>
          </table:table-cell>
          <table:table-cell office:value-type="float" office:value="0.8404885484050318">
            <text:p>0.8404885484050318</text:p>
          </table:table-cell>
          <table:table-cell office:value-type="float" office:value="0.8684405563998024">
            <text:p>0.8684405563998024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18">
            <text:p>NZA701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43.0">
            <text:p>2543.0</text:p>
          </table:table-cell>
          <table:table-cell office:value-type="float" office:value="62.0">
            <text:p>62.0</text:p>
          </table:table-cell>
          <table:table-cell office:value-type="string" office:value="Pocillopora damicornis">
            <text:p>Pocillopora damicorni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6603">
            <text:p>-4.6603</text:p>
          </table:table-cell>
          <table:table-cell office:value-type="float" office:value="0.5047824184735439">
            <text:p>0.5047824184735439</text:p>
          </table:table-cell>
          <table:table-cell office:value-type="float" office:value="0.5294661556700286">
            <text:p>0.5294661556700286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7">
            <text:p>MI-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54800.0">
            <text:p>154800.0</text:p>
          </table:table-cell>
          <table:table-cell office:value-type="float" office:value="3200.0">
            <text:p>3200.0</text:p>
          </table:table-cell>
          <table:table-cell office:value-type="string" office:value="Acanthastrea Sp.">
            <text:p>Acanth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2.07999999999998">
            <text:p>-122.07999999999998</text:p>
          </table:table-cell>
          <table:table-cell office:value-type="float" office:value="28.297674816139903">
            <text:p>28.297674816139903</text:p>
          </table:table-cell>
          <table:table-cell office:value-type="float" office:value="29.57690991297091">
            <text:p>29.57690991297091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19">
            <text:p>NZA701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612.0">
            <text:p>1612.0</text:p>
          </table:table-cell>
          <table:table-cell office:value-type="float" office:value="62.0">
            <text:p>62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0452">
            <text:p>-3.0452</text:p>
          </table:table-cell>
          <table:table-cell office:value-type="float" office:value="0.41224342323437957">
            <text:p>0.41224342323437957</text:p>
          </table:table-cell>
          <table:table-cell office:value-type="float" office:value="0.43687069025055886">
            <text:p>0.43687069025055886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6">
            <text:p>MI-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42700.0">
            <text:p>142700.0</text:p>
          </table:table-cell>
          <table:table-cell office:value-type="float" office:value="2900.0">
            <text:p>2900.0</text:p>
          </table:table-cell>
          <table:table-cell office:value-type="string" office:value="Pleisiastrea versiopora">
            <text:p>Pleisiastrea versi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9.66999999999996">
            <text:p>-99.66999999999996</text:p>
          </table:table-cell>
          <table:table-cell office:value-type="float" office:value="25.889320191924647">
            <text:p>25.889320191924647</text:p>
          </table:table-cell>
          <table:table-cell office:value-type="float" office:value="27.048491640015687">
            <text:p>27.048491640015687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0">
            <text:p>MI-2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2100.0">
            <text:p>122100.0</text:p>
          </table:table-cell>
          <table:table-cell office:value-type="float" office:value="1900.0">
            <text:p>19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1.40999999999997">
            <text:p>-51.40999999999997</text:p>
          </table:table-cell>
          <table:table-cell office:value-type="float" office:value="19.835223719434047">
            <text:p>19.835223719434047</text:p>
          </table:table-cell>
          <table:table-cell office:value-type="float" office:value="20.59429289876202">
            <text:p>20.59429289876202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">
            <text:p>KS-5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Symphyllia">
            <text:p>Symphyll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9.83">
            <text:p>-89.83</text:p>
          </table:table-cell>
          <table:table-cell office:value-type="float" office:value="8.48910478201323">
            <text:p>8.48910478201323</text:p>
          </table:table-cell>
          <table:table-cell office:value-type="float" office:value="8.806957476904254">
            <text:p>8.80695747690425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 ">
            <text:p>KS-56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5.33">
            <text:p>-75.33</text:p>
          </table:table-cell>
          <table:table-cell office:value-type="float" office:value="11.327616695492475">
            <text:p>11.327616695492475</text:p>
          </table:table-cell>
          <table:table-cell office:value-type="float" office:value="11.567735301259264">
            <text:p>11.567735301259264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7">
            <text:p>KS-5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10.0">
            <text:p>5310.0</text:p>
          </table:table-cell>
          <table:table-cell office:value-type="float" office:value="110.0">
            <text:p>110.0</text:p>
          </table:table-cell>
          <table:table-cell office:value-type="string" office:value="Acropora formosa">
            <text:p>Acropora formos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951">
            <text:p>-8.951</text:p>
          </table:table-cell>
          <table:table-cell office:value-type="float" office:value="0.9722864804161384">
            <text:p>0.9722864804161384</text:p>
          </table:table-cell>
          <table:table-cell office:value-type="float" office:value="1.0162307808760733">
            <text:p>1.0162307808760733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8">
            <text:p>KS-5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400.0">
            <text:p>524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8.03999999999999">
            <text:p>-88.03999999999999</text:p>
          </table:table-cell>
          <table:table-cell office:value-type="float" office:value="8.101950382469635">
            <text:p>8.101950382469635</text:p>
          </table:table-cell>
          <table:table-cell office:value-type="float" office:value="8.379880667408091">
            <text:p>8.379880667408091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9">
            <text:p>KS-5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90.0">
            <text:p>2590.0</text:p>
          </table:table-cell>
          <table:table-cell office:value-type="float" office:value="70.0">
            <text:p>7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639">
            <text:p>-4.639</text:p>
          </table:table-cell>
          <table:table-cell office:value-type="float" office:value="0.5413141416959284">
            <text:p>0.5413141416959284</text:p>
          </table:table-cell>
          <table:table-cell office:value-type="float" office:value="0.5692003162332213">
            <text:p>0.5692003162332213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">
            <text:p>KS-6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Symphillia">
            <text:p>Symphill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1.94">
            <text:p>-101.94</text:p>
          </table:table-cell>
          <table:table-cell office:value-type="float" office:value="9.393380648094688">
            <text:p>9.393380648094688</text:p>
          </table:table-cell>
          <table:table-cell office:value-type="float" office:value="9.711621903678084">
            <text:p>9.71162190367808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 ">
            <text:p>KS-6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9.44">
            <text:p>-99.44</text:p>
          </table:table-cell>
          <table:table-cell office:value-type="float" office:value="9.720370363314341">
            <text:p>9.720370363314341</text:p>
          </table:table-cell>
          <table:table-cell office:value-type="float" office:value="10.028240124767652">
            <text:p>10.02824012476765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1">
            <text:p>KS-6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50.0">
            <text:p>4650.0</text:p>
          </table:table-cell>
          <table:table-cell office:value-type="float" office:value="100.0">
            <text:p>10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065">
            <text:p>-9.065</text:p>
          </table:table-cell>
          <table:table-cell office:value-type="float" office:value="0.8664438816218839">
            <text:p>0.8664438816218839</text:p>
          </table:table-cell>
          <table:table-cell office:value-type="float" office:value="0.9063801630662482">
            <text:p>0.906380163066248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5">
            <text:p>KS-6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90.0">
            <text:p>3090.0</text:p>
          </table:table-cell>
          <table:table-cell office:value-type="float" office:value="70.0">
            <text:p>7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388999999999999">
            <text:p>-4.388999999999999</text:p>
          </table:table-cell>
          <table:table-cell office:value-type="float" office:value="0.5911184314500766">
            <text:p>0.5911184314500766</text:p>
          </table:table-cell>
          <table:table-cell office:value-type="float" office:value="0.6190226167112143">
            <text:p>0.6190226167112143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1">
            <text:p>MI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9400.0">
            <text:p>439400.0</text:p>
          </table:table-cell>
          <table:table-cell office:value-type="float" office:value="31850.0">
            <text:p>3185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80.7399999999999">
            <text:p>-880.7399999999999</text:p>
          </table:table-cell>
          <table:table-cell office:value-type="float" office:value="171.34291814954003">
            <text:p>171.34291814954003</text:p>
          </table:table-cell>
          <table:table-cell office:value-type="float" office:value="184.082716190304">
            <text:p>184.08271619030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3">
            <text:p>MI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700.0">
            <text:p>56700.0</text:p>
          </table:table-cell>
          <table:table-cell office:value-type="float" office:value="1100.0">
            <text:p>11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9.07">
            <text:p>-99.07</text:p>
          </table:table-cell>
          <table:table-cell office:value-type="float" office:value="10.119530621525875">
            <text:p>10.119530621525875</text:p>
          </table:table-cell>
          <table:table-cell office:value-type="float" office:value="10.557466552161072">
            <text:p>10.55746655216107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4">
            <text:p>MI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400.0">
            <text:p>634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5.13999999999999">
            <text:p>-115.13999999999999</text:p>
          </table:table-cell>
          <table:table-cell office:value-type="float" office:value="9.592267719366447">
            <text:p>9.592267719366447</text:p>
          </table:table-cell>
          <table:table-cell office:value-type="float" office:value="9.910580205013211">
            <text:p>9.91058020501321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5">
            <text:p>MI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6100.0">
            <text:p>76100.0</text:p>
          </table:table-cell>
          <table:table-cell office:value-type="float" office:value="1000.0">
            <text:p>10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9.81">
            <text:p>-119.81</text:p>
          </table:table-cell>
          <table:table-cell office:value-type="float" office:value="11.652986741604046">
            <text:p>11.652986741604046</text:p>
          </table:table-cell>
          <table:table-cell office:value-type="float" office:value="12.0515600649874">
            <text:p>12.051560064987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6">
            <text:p>MI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7200.0">
            <text:p>77200.0</text:p>
          </table:table-cell>
          <table:table-cell office:value-type="float" office:value="1100.0">
            <text:p>11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2.11999999999998">
            <text:p>-122.11999999999998</text:p>
          </table:table-cell>
          <table:table-cell office:value-type="float" office:value="12.161184152869302">
            <text:p>12.161184152869302</text:p>
          </table:table-cell>
          <table:table-cell office:value-type="float" office:value="12.599746029186464">
            <text:p>12.59974602918646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9">
            <text:p>MI-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900.0">
            <text:p>599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5.78999999999999">
            <text:p>-105.78999999999999</text:p>
          </table:table-cell>
          <table:table-cell office:value-type="float" office:value="9.244246859533755">
            <text:p>9.244246859533755</text:p>
          </table:table-cell>
          <table:table-cell office:value-type="float" office:value="9.562431699102474">
            <text:p>9.56243169910247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0">
            <text:p>MI-1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93900.0">
            <text:p>93900.0</text:p>
          </table:table-cell>
          <table:table-cell office:value-type="float" office:value="1400.0">
            <text:p>14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7.19">
            <text:p>-157.19</text:p>
          </table:table-cell>
          <table:table-cell office:value-type="float" office:value="15.023318541520693">
            <text:p>15.023318541520693</text:p>
          </table:table-cell>
          <table:table-cell office:value-type="float" office:value="15.582121164976208">
            <text:p>15.582121164976208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1">
            <text:p>MI-1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300.0">
            <text:p>59300.0</text:p>
          </table:table-cell>
          <table:table-cell office:value-type="float" office:value="1400.0">
            <text:p>14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6.52999999999999">
            <text:p>-106.52999999999999</text:p>
          </table:table-cell>
          <table:table-cell office:value-type="float" office:value="11.573283890063342">
            <text:p>11.573283890063342</text:p>
          </table:table-cell>
          <table:table-cell office:value-type="float" office:value="12.131285999431377">
            <text:p>12.13128599943137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3">
            <text:p>MI-1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500.0">
            <text:p>615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1.15">
            <text:p>-111.15</text:p>
          </table:table-cell>
          <table:table-cell office:value-type="float" office:value="9.403323880415911">
            <text:p>9.403323880415911</text:p>
          </table:table-cell>
          <table:table-cell office:value-type="float" office:value="9.72156880343907">
            <text:p>9.7215688034390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4">
            <text:p>MI-1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88900.0">
            <text:p>88900.0</text:p>
          </table:table-cell>
          <table:table-cell office:value-type="float" office:value="1300.0">
            <text:p>13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46.69">
            <text:p>-146.69</text:p>
          </table:table-cell>
          <table:table-cell office:value-type="float" office:value="14.125441586017766">
            <text:p>14.125441586017766</text:p>
          </table:table-cell>
          <table:table-cell office:value-type="float" office:value="14.644183145535964">
            <text:p>14.64418314553596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6">
            <text:p>MI-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87600.0">
            <text:p>87600.0</text:p>
          </table:table-cell>
          <table:table-cell office:value-type="float" office:value="1400.0">
            <text:p>14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43.95999999999998">
            <text:p>-143.95999999999998</text:p>
          </table:table-cell>
          <table:table-cell office:value-type="float" office:value="14.39477683050347">
            <text:p>14.39477683050347</text:p>
          </table:table-cell>
          <table:table-cell office:value-type="float" office:value="14.953474512634166">
            <text:p>14.95347451263416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7">
            <text:p>MI-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97700.0">
            <text:p>97700.0</text:p>
          </table:table-cell>
          <table:table-cell office:value-type="float" office:value="1500.0">
            <text:p>1500.0</text:p>
          </table:table-cell>
          <table:table-cell office:value-type="string" office:value="Acropora palifera">
            <text:p>Acropor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169999999999987">
            <text:p>-10.169999999999987</text:p>
          </table:table-cell>
          <table:table-cell office:value-type="float" office:value="15.801673961957304">
            <text:p>15.801673961957304</text:p>
          </table:table-cell>
          <table:table-cell office:value-type="float" office:value="16.40051523580888">
            <text:p>16.40051523580888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2">
            <text:p>MI-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4500.0">
            <text:p>104500.0</text:p>
          </table:table-cell>
          <table:table-cell office:value-type="float" office:value="1500.0">
            <text:p>15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44999999999999">
            <text:p>-24.44999999999999</text:p>
          </table:table-cell>
          <table:table-cell office:value-type="float" office:value="16.48036710756164">
            <text:p>16.48036710756164</text:p>
          </table:table-cell>
          <table:table-cell office:value-type="float" office:value="17.079300336957584">
            <text:p>17.079300336957584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5">
            <text:p>KS-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000.0">
            <text:p>7000.0</text:p>
          </table:table-cell>
          <table:table-cell office:value-type="float" office:value="120.0">
            <text:p>12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7">
            <text:p>-8.7</text:p>
          </table:table-cell>
          <table:table-cell office:value-type="float" office:value="1.1810588469674148">
            <text:p>1.1810588469674148</text:p>
          </table:table-cell>
          <table:table-cell office:value-type="float" office:value="1.2290174937729712">
            <text:p>1.229017493772971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0">
            <text:p>NZA702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33.0">
            <text:p>3033.0</text:p>
          </table:table-cell>
          <table:table-cell office:value-type="float" office:value="65.0">
            <text:p>65.0</text:p>
          </table:table-cell>
          <table:table-cell office:value-type="string" office:value="Acropora palifera">
            <text:p>Acropora pal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7993">
            <text:p>-4.7993</text:p>
          </table:table-cell>
          <table:table-cell office:value-type="float" office:value="0.5655147124522932">
            <text:p>0.5655147124522932</text:p>
          </table:table-cell>
          <table:table-cell office:value-type="float" office:value="0.5914173568639989">
            <text:p>0.5914173568639989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2">
            <text:p>NZA70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59.0">
            <text:p>4259.0</text:p>
          </table:table-cell>
          <table:table-cell office:value-type="float" office:value="61.0">
            <text:p>61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773899999999999">
            <text:p>-5.773899999999999</text:p>
          </table:table-cell>
          <table:table-cell office:value-type="float" office:value="0.6717633586315928">
            <text:p>0.6717633586315928</text:p>
          </table:table-cell>
          <table:table-cell office:value-type="float" office:value="0.69609804625498">
            <text:p>0.69609804625498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2a">
            <text:p>TH-132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35.0">
            <text:p>5035.0</text:p>
          </table:table-cell>
          <table:table-cell office:value-type="float" office:value="165.0">
            <text:p>16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0735">
            <text:p>-8.0735</text:p>
          </table:table-cell>
          <table:table-cell office:value-type="float" office:value="1.2663855060762492">
            <text:p>1.2663855060762492</text:p>
          </table:table-cell>
          <table:table-cell office:value-type="float" office:value="1.3272792660175172">
            <text:p>1.3272792660175172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3">
            <text:p>TH-1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80.0">
            <text:p>398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557999999999999">
            <text:p>-3.557999999999999</text:p>
          </table:table-cell>
          <table:table-cell office:value-type="float" office:value="1.080631296974133">
            <text:p>1.080631296974133</text:p>
          </table:table-cell>
          <table:table-cell office:value-type="float" office:value="1.1305733058939604">
            <text:p>1.130573305893960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4">
            <text:p>TH-1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90.0">
            <text:p>369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499">
            <text:p>-7.499</text:p>
          </table:table-cell>
          <table:table-cell office:value-type="float" office:value="1.0550075829111367">
            <text:p>1.0550075829111367</text:p>
          </table:table-cell>
          <table:table-cell office:value-type="float" office:value="1.1046379497373775">
            <text:p>1.104637949737377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5">
            <text:p>TH-1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80.0">
            <text:p>378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337999999999999">
            <text:p>-5.337999999999999</text:p>
          </table:table-cell>
          <table:table-cell office:value-type="float" office:value="1.0629412025131013">
            <text:p>1.0629412025131013</text:p>
          </table:table-cell>
          <table:table-cell office:value-type="float" office:value="1.1126706610673258">
            <text:p>1.1126706610673258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6">
            <text:p>TH-13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210.0">
            <text:p>2210.0</text:p>
          </table:table-cell>
          <table:table-cell office:value-type="float" office:value="120.0">
            <text:p>12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141">
            <text:p>-4.141</text:p>
          </table:table-cell>
          <table:table-cell office:value-type="float" office:value="0.8610464563541274">
            <text:p>0.8610464563541274</text:p>
          </table:table-cell>
          <table:table-cell office:value-type="float" office:value="0.9005559394063201">
            <text:p>0.9005559394063201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7">
            <text:p>TH-1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700.0">
            <text:p>1700.0</text:p>
          </table:table-cell>
          <table:table-cell office:value-type="float" office:value="115.0">
            <text:p>115.0</text:p>
          </table:table-cell>
          <table:table-cell office:value-type="string" office:value="Porites sp.">
            <text:p>Por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17">
            <text:p>-2.17</text:p>
          </table:table-cell>
          <table:table-cell office:value-type="float" office:value="0.8043009387039156">
            <text:p>0.8043009387039156</text:p>
          </table:table-cell>
          <table:table-cell office:value-type="float" office:value="0.8408186486989924">
            <text:p>0.840818648698992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8">
            <text:p>TH-1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550.0">
            <text:p>1550.0</text:p>
          </table:table-cell>
          <table:table-cell office:value-type="float" office:value="110.0">
            <text:p>11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5549999999999997">
            <text:p>-2.5549999999999997</text:p>
          </table:table-cell>
          <table:table-cell office:value-type="float" office:value="0.7771904528492353">
            <text:p>0.7771904528492353</text:p>
          </table:table-cell>
          <table:table-cell office:value-type="float" office:value="0.8113698293626651">
            <text:p>0.8113698293626651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9">
            <text:p>TH-1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5.0">
            <text:p>5135.0</text:p>
          </table:table-cell>
          <table:table-cell office:value-type="float" office:value="160.0">
            <text:p>16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9.3835">
            <text:p>-9.3835</text:p>
          </table:table-cell>
          <table:table-cell office:value-type="float" office:value="1.2572041401459026">
            <text:p>1.2572041401459026</text:p>
          </table:table-cell>
          <table:table-cell office:value-type="float" office:value="1.3161710565120304">
            <text:p>1.316171056512030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0a">
            <text:p>TH-140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30.0">
            <text:p>5330.0</text:p>
          </table:table-cell>
          <table:table-cell office:value-type="float" office:value="165.0">
            <text:p>16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9.993">
            <text:p>-9.993</text:p>
          </table:table-cell>
          <table:table-cell office:value-type="float" office:value="1.2935412633542074">
            <text:p>1.2935412633542074</text:p>
          </table:table-cell>
          <table:table-cell office:value-type="float" office:value="1.3546516157300357">
            <text:p>1.3546516157300357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1">
            <text:p>TH-14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90.0">
            <text:p>4390.0</text:p>
          </table:table-cell>
          <table:table-cell office:value-type="float" office:value="150.0">
            <text:p>15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318999999999999">
            <text:p>-4.318999999999999</text:p>
          </table:table-cell>
          <table:table-cell office:value-type="float" office:value="1.1530485679276476">
            <text:p>1.1530485679276476</text:p>
          </table:table-cell>
          <table:table-cell office:value-type="float" office:value="1.207394301792085">
            <text:p>1.20739430179208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2a">
            <text:p>TH-142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60.0">
            <text:p>5060.0</text:p>
          </table:table-cell>
          <table:table-cell office:value-type="float" office:value="160.0">
            <text:p>16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326">
            <text:p>-6.326</text:p>
          </table:table-cell>
          <table:table-cell office:value-type="float" office:value="1.250326357396339">
            <text:p>1.250326357396339</text:p>
          </table:table-cell>
          <table:table-cell office:value-type="float" office:value="1.3092364186807506">
            <text:p>1.309236418680750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3">
            <text:p>TH-14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05.0">
            <text:p>6005.0</text:p>
          </table:table-cell>
          <table:table-cell office:value-type="float" office:value="175.0">
            <text:p>17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7105">
            <text:p>-7.7105</text:p>
          </table:table-cell>
          <table:table-cell office:value-type="float" office:value="1.393305512082687">
            <text:p>1.393305512082687</text:p>
          </table:table-cell>
          <table:table-cell office:value-type="float" office:value="1.4588592289868116">
            <text:p>1.458859228986811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4">
            <text:p>TH-14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65.0">
            <text:p>6065.0</text:p>
          </table:table-cell>
          <table:table-cell office:value-type="float" office:value="175.0">
            <text:p>175.0</text:p>
          </table:table-cell>
          <table:table-cell office:value-type="string" office:value="Acropora humilis">
            <text:p>Acropora humili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5365">
            <text:p>-4.5365</text:p>
          </table:table-cell>
          <table:table-cell office:value-type="float" office:value="1.398907520174225">
            <text:p>1.398907520174225</text:p>
          </table:table-cell>
          <table:table-cell office:value-type="float" office:value="1.4644972686898379">
            <text:p>1.4644972686898379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79">
            <text:p>TH-17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865.0">
            <text:p>1865.0</text:p>
          </table:table-cell>
          <table:table-cell office:value-type="float" office:value="95.0">
            <text:p>9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2165">
            <text:p>-3.2165</text:p>
          </table:table-cell>
          <table:table-cell office:value-type="float" office:value="0.5687022507428642">
            <text:p>0.5687022507428642</text:p>
          </table:table-cell>
          <table:table-cell office:value-type="float" office:value="0.6065642999715684">
            <text:p>0.606564299971568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80">
            <text:p>TH-18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700.0">
            <text:p>2700.0</text:p>
          </table:table-cell>
          <table:table-cell office:value-type="float" office:value="105.0">
            <text:p>10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17">
            <text:p>-3.17</text:p>
          </table:table-cell>
          <table:table-cell office:value-type="float" office:value="0.6918092222571186">
            <text:p>0.6918092222571186</text:p>
          </table:table-cell>
          <table:table-cell office:value-type="float" office:value="0.7337056630556963">
            <text:p>0.7337056630556963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81">
            <text:p>TH-18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35.0">
            <text:p>5635.0</text:p>
          </table:table-cell>
          <table:table-cell office:value-type="float" office:value="135.0">
            <text:p>13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9.833499999999999">
            <text:p>-9.833499999999999</text:p>
          </table:table-cell>
          <table:table-cell office:value-type="float" office:value="1.2114917457415866">
            <text:p>1.2114917457415866</text:p>
          </table:table-cell>
          <table:table-cell office:value-type="float" office:value="1.2608751920788979">
            <text:p>1.2608751920788979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1">
            <text:p>TM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130.0">
            <text:p>3130.0</text:p>
          </table:table-cell>
          <table:table-cell office:value-type="float" office:value="80.0">
            <text:p>8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922999999999999">
            <text:p>-5.922999999999999</text:p>
          </table:table-cell>
          <table:table-cell office:value-type="float" office:value="0.6349716529105838">
            <text:p>0.6349716529105838</text:p>
          </table:table-cell>
          <table:table-cell office:value-type="float" office:value="0.6668770501374289">
            <text:p>0.6668770501374289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2">
            <text:p>TM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920.0">
            <text:p>2920.0</text:p>
          </table:table-cell>
          <table:table-cell office:value-type="float" office:value="70.0">
            <text:p>7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292">
            <text:p>-4.292</text:p>
          </table:table-cell>
          <table:table-cell office:value-type="float" office:value="0.5741811560822935">
            <text:p>0.5741811560822935</text:p>
          </table:table-cell>
          <table:table-cell office:value-type="float" office:value="0.6020797289396145">
            <text:p>0.602079728939614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3">
            <text:p>TM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70.0">
            <text:p>2570.0</text:p>
          </table:table-cell>
          <table:table-cell office:value-type="float" office:value="60.0">
            <text:p>6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396999999999999">
            <text:p>-4.396999999999999</text:p>
          </table:table-cell>
          <table:table-cell office:value-type="float" office:value="0.4995087586819665">
            <text:p>0.4995087586819665</text:p>
          </table:table-cell>
          <table:table-cell office:value-type="float" office:value="0.5233937332448678">
            <text:p>0.5233937332448678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4">
            <text:p>TM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50.0">
            <text:p>3850.0</text:p>
          </table:table-cell>
          <table:table-cell office:value-type="float" office:value="80.0">
            <text:p>8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164999999999999">
            <text:p>-6.164999999999999</text:p>
          </table:table-cell>
          <table:table-cell office:value-type="float" office:value="0.7067708256570858">
            <text:p>0.7067708256570858</text:p>
          </table:table-cell>
          <table:table-cell office:value-type="float" office:value="0.7386941180217966">
            <text:p>0.7386941180217966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5">
            <text:p>TM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190.0">
            <text:p>719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.078999999999999">
            <text:p>-11.078999999999999</text:p>
          </table:table-cell>
          <table:table-cell office:value-type="float" office:value="1.2400084677130223">
            <text:p>1.2400084677130223</text:p>
          </table:table-cell>
          <table:table-cell office:value-type="float" office:value="1.2919678788576736">
            <text:p>1.2919678788576736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1">
            <text:p>TH-13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85.0">
            <text:p>4585.0</text:p>
          </table:table-cell>
          <table:table-cell office:value-type="float" office:value="155.0">
            <text:p>15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128499999999999">
            <text:p>-5.128499999999999</text:p>
          </table:table-cell>
          <table:table-cell office:value-type="float" office:value="1.1887650104204768">
            <text:p>1.1887650104204768</text:p>
          </table:table-cell>
          <table:table-cell office:value-type="float" office:value="1.245287215866283">
            <text:p>1.245287215866283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1">
            <text:p>NZA70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268.0">
            <text:p>3268.0</text:p>
          </table:table-cell>
          <table:table-cell office:value-type="float" office:value="61.0">
            <text:p>61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6528">
            <text:p>-4.6528</text:p>
          </table:table-cell>
          <table:table-cell office:value-type="float" office:value="0.5729857240804523">
            <text:p>0.5729857240804523</text:p>
          </table:table-cell>
          <table:table-cell office:value-type="float" office:value="0.5972964423131943">
            <text:p>0.5972964423131943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0">
            <text:p>TH-1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15.0">
            <text:p>6415.0</text:p>
          </table:table-cell>
          <table:table-cell office:value-type="float" office:value="185.0">
            <text:p>18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171499999999998">
            <text:p>-8.171499999999998</text:p>
          </table:table-cell>
          <table:table-cell office:value-type="float" office:value="1.4691978253455165">
            <text:p>1.4691978253455165</text:p>
          </table:table-cell>
          <table:table-cell office:value-type="float" office:value="1.5389867608267467">
            <text:p>1.5389867608267467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28">
            <text:p>TH-12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.0">
            <text:p>6370.0</text:p>
          </table:table-cell>
          <table:table-cell office:value-type="float" office:value="190.0">
            <text:p>19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376999999999999">
            <text:p>-4.376999999999999</text:p>
          </table:table-cell>
          <table:table-cell office:value-type="float" office:value="1.483781992072958">
            <text:p>1.483781992072958</text:p>
          </table:table-cell>
          <table:table-cell office:value-type="float" office:value="1.5555478134727962">
            <text:p>1.5555478134727962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3">
            <text:p>NZA702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12.0">
            <text:p>3812.0</text:p>
          </table:table-cell>
          <table:table-cell office:value-type="float" office:value="62.0">
            <text:p>62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7952000000000004">
            <text:p>-3.7952000000000004</text:p>
          </table:table-cell>
          <table:table-cell office:value-type="float" office:value="0.6311835232323479">
            <text:p>0.6311835232323479</text:p>
          </table:table-cell>
          <table:table-cell office:value-type="float" office:value="0.6559085302082887">
            <text:p>0.6559085302082887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4">
            <text:p>NZA702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98.0">
            <text:p>5898.0</text:p>
          </table:table-cell>
          <table:table-cell office:value-type="float" office:value="69.0">
            <text:p>69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4658">
            <text:p>-8.4658</text:p>
          </table:table-cell>
          <table:table-cell office:value-type="float" office:value="0.8672425496941442">
            <text:p>0.8672425496941442</text:p>
          </table:table-cell>
          <table:table-cell office:value-type="float" office:value="0.8947980554292663">
            <text:p>0.8947980554292663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5">
            <text:p>NZA702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70.0">
            <text:p>5670.0</text:p>
          </table:table-cell>
          <table:table-cell office:value-type="float" office:value="62.0">
            <text:p>62.0</text:p>
          </table:table-cell>
          <table:table-cell office:value-type="string" office:value="Acropora robusta">
            <text:p>Acropora robust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657">
            <text:p>-7.657</text:p>
          </table:table-cell>
          <table:table-cell office:value-type="float" office:value="0.8165323018717625">
            <text:p>0.8165323018717625</text:p>
          </table:table-cell>
          <table:table-cell office:value-type="float" office:value="0.8412871329100413">
            <text:p>0.8412871329100413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6">
            <text:p>NZA70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886.0">
            <text:p>4886.0</text:p>
          </table:table-cell>
          <table:table-cell office:value-type="float" office:value="62.0">
            <text:p>62.0</text:p>
          </table:table-cell>
          <table:table-cell office:value-type="string" office:value="Acropora formosa">
            <text:p>Acropora formos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6606000000000005">
            <text:p>-7.6606000000000005</text:p>
          </table:table-cell>
          <table:table-cell office:value-type="float" office:value="0.7382950358765789">
            <text:p>0.7382950358765789</text:p>
          </table:table-cell>
          <table:table-cell office:value-type="float" office:value="0.7630399465296672">
            <text:p>0.7630399465296672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7">
            <text:p>NZA70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92.0">
            <text:p>5992.0</text:p>
          </table:table-cell>
          <table:table-cell office:value-type="float" office:value="62.0">
            <text:p>62.0</text:p>
          </table:table-cell>
          <table:table-cell office:value-type="string" office:value="Acropora robusta">
            <text:p>Acropora robust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0.3232">
            <text:p>-10.3232</text:p>
          </table:table-cell>
          <table:table-cell office:value-type="float" office:value="0.8486741659789099">
            <text:p>0.8486741659789099</text:p>
          </table:table-cell>
          <table:table-cell office:value-type="float" office:value="0.8734323099130217">
            <text:p>0.8734323099130217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3a">
            <text:p>NZA8623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70.0">
            <text:p>6270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186999999999999">
            <text:p>-4.186999999999999</text:p>
          </table:table-cell>
          <table:table-cell office:value-type="float" office:value="0.8644472222177587">
            <text:p>0.8644472222177587</text:p>
          </table:table-cell>
          <table:table-cell office:value-type="float" office:value="0.888008761218039">
            <text:p>0.888008761218039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4a">
            <text:p>NZA8624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16.0">
            <text:p>6416.0</text:p>
          </table:table-cell>
          <table:table-cell office:value-type="float" office:value="71.0">
            <text:p>71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743599999999999">
            <text:p>-4.743599999999999</text:p>
          </table:table-cell>
          <table:table-cell office:value-type="float" office:value="0.9269494916121367">
            <text:p>0.9269494916121367</text:p>
          </table:table-cell>
          <table:table-cell office:value-type="float" office:value="0.9553093739726403">
            <text:p>0.9553093739726403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6">
            <text:p>NZA86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.0">
            <text:p>6240.0</text:p>
          </table:table-cell>
          <table:table-cell office:value-type="float" office:value="61.0">
            <text:p>61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983999999999999">
            <text:p>-5.983999999999999</text:p>
          </table:table-cell>
          <table:table-cell office:value-type="float" office:value="0.8694388995208331">
            <text:p>0.8694388995208331</text:p>
          </table:table-cell>
          <table:table-cell office:value-type="float" office:value="0.8937996196016181">
            <text:p>0.8937996196016181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7">
            <text:p>NZA86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29.0">
            <text:p>6529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1009">
            <text:p>-8.1009</text:p>
          </table:table-cell>
          <table:table-cell office:value-type="float" office:value="0.8903051218542987">
            <text:p>0.8903051218542987</text:p>
          </table:table-cell>
          <table:table-cell office:value-type="float" office:value="0.9138688363217098">
            <text:p>0.9138688363217098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7">
            <text:p>OA0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000.0">
            <text:p>42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0.19999999999999">
            <text:p>-60.19999999999999</text:p>
          </table:table-cell>
          <table:table-cell office:value-type="float" office:value="16.230834852218774">
            <text:p>16.230834852218774</text:p>
          </table:table-cell>
          <table:table-cell office:value-type="float" office:value="17.428711943227466">
            <text:p>17.428711943227466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8">
            <text:p>OA0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9.49999999999999">
            <text:p>-89.49999999999999</text:p>
          </table:table-cell>
          <table:table-cell office:value-type="float" office:value="13.53698637068087">
            <text:p>13.53698637068087</text:p>
          </table:table-cell>
          <table:table-cell office:value-type="float" office:value="14.33492239253495">
            <text:p>14.33492239253495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5">
            <text:p>OA0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000.0">
            <text:p>38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4.8">
            <text:p>-54.8</text:p>
          </table:table-cell>
          <table:table-cell office:value-type="float" office:value="11.842297074469966">
            <text:p>11.842297074469966</text:p>
          </table:table-cell>
          <table:table-cell office:value-type="float" office:value="12.639620247459963">
            <text:p>12.639620247459963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7">
            <text:p>OA0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31000.0">
            <text:p>131000.0</text:p>
          </table:table-cell>
          <table:table-cell office:value-type="float" office:value="2000.0">
            <text:p>2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5.09999999999997">
            <text:p>-105.09999999999997</text:p>
          </table:table-cell>
          <table:table-cell office:value-type="float" office:value="21.123683390924004">
            <text:p>21.123683390924004</text:p>
          </table:table-cell>
          <table:table-cell office:value-type="float" office:value="21.922819161777507">
            <text:p>21.922819161777507</text:p>
          </table:table-cell>
          <table:table-cell office:value-type="string" office:value="InagakiOmura2006,KonishiEtal1974">
            <text:p>InagakiOmura2006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0">
            <text:p>OA0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3.39999999999999">
            <text:p>-73.39999999999999</text:p>
          </table:table-cell>
          <table:table-cell office:value-type="float" office:value="13.437261625792651">
            <text:p>13.437261625792651</text:p>
          </table:table-cell>
          <table:table-cell office:value-type="float" office:value="14.235167719419385">
            <text:p>14.235167719419385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1">
            <text:p>OA0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000.0">
            <text:p>39000.0</text:p>
          </table:table-cell>
          <table:table-cell office:value-type="float" office:value="2000.0">
            <text:p>2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3.89999999999999">
            <text:p>-53.89999999999999</text:p>
          </table:table-cell>
          <table:table-cell office:value-type="float" office:value="11.941942890501519">
            <text:p>11.941942890501519</text:p>
          </table:table-cell>
          <table:table-cell office:value-type="float" office:value="12.739309243440152">
            <text:p>12.739309243440152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2">
            <text:p>OA0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4000.0">
            <text:p>4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3.39999999999999">
            <text:p>-73.39999999999999</text:p>
          </table:table-cell>
          <table:table-cell office:value-type="float" office:value="21.42335174523351">
            <text:p>21.42335174523351</text:p>
          </table:table-cell>
          <table:table-cell office:value-type="float" office:value="23.02172886644266">
            <text:p>23.02172886644266</text:p>
          </table:table-cell>
          <table:table-cell office:value-type="string" office:value="OmuraEtal2000,OmuraKonishi1970">
            <text:p>OmuraEtal2000,OmuraKonishi197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5">
            <text:p>OA0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000.0">
            <text:p>43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3.3">
            <text:p>-63.3</text:p>
          </table:table-cell>
          <table:table-cell office:value-type="float" office:value="16.330646037435258">
            <text:p>16.330646037435258</text:p>
          </table:table-cell>
          <table:table-cell office:value-type="float" office:value="17.52854814295809">
            <text:p>17.52854814295809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3">
            <text:p>OA07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7000.0">
            <text:p>127000.0</text:p>
          </table:table-cell>
          <table:table-cell office:value-type="float" office:value="4500.0">
            <text:p>45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6.69999999999999">
            <text:p>-96.69999999999999</text:p>
          </table:table-cell>
          <table:table-cell office:value-type="float" office:value="30.71628232713066">
            <text:p>30.71628232713066</text:p>
          </table:table-cell>
          <table:table-cell office:value-type="float" office:value="32.515380975778164">
            <text:p>32.515380975778164</text:p>
          </table:table-cell>
          <table:table-cell office:value-type="string" office:value="InagakiOmura2006,KonishiEtal1974">
            <text:p>InagakiOmura2006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8">
            <text:p>OA07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5.0">
            <text:p>-55.0</text:p>
          </table:table-cell>
          <table:table-cell office:value-type="float" office:value="13.038404810405298">
            <text:p>13.038404810405298</text:p>
          </table:table-cell>
          <table:table-cell office:value-type="float" office:value="13.836184445142365">
            <text:p>13.836184445142365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1">
            <text:p>OA1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3000.0">
            <text:p>3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5.0">
            <text:p>-95.0</text:p>
          </table:table-cell>
          <table:table-cell office:value-type="float" office:value="17.029386365926403">
            <text:p>17.029386365926403</text:p>
          </table:table-cell>
          <table:table-cell office:value-type="float" office:value="18.227451824103106">
            <text:p>18.227451824103106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2">
            <text:p>OA1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7.1">
            <text:p>-97.1</text:p>
          </table:table-cell>
          <table:table-cell office:value-type="float" office:value="13.138112497615472">
            <text:p>13.138112497615472</text:p>
          </table:table-cell>
          <table:table-cell office:value-type="float" office:value="13.935924798878608">
            <text:p>13.935924798878608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29">
            <text:p>TH-12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.0">
            <text:p>6100.0</text:p>
          </table:table-cell>
          <table:table-cell office:value-type="float" office:value="180.0">
            <text:p>180.0</text:p>
          </table:table-cell>
          <table:table-cell office:value-type="string" office:value="Montipora sp.">
            <text:p>Monti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809999999999999">
            <text:p>-5.809999999999999</text:p>
          </table:table-cell>
          <table:table-cell office:value-type="float" office:value="1.4208800090085">
            <text:p>1.4208800090085</text:p>
          </table:table-cell>
          <table:table-cell office:value-type="float" office:value="1.4884905105508728">
            <text:p>1.4884905105508728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6">
            <text:p>TM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290.0">
            <text:p>729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349">
            <text:p>-12.349</text:p>
          </table:table-cell>
          <table:table-cell office:value-type="float" office:value="1.2500003999999347">
            <text:p>1.2500003999999347</text:p>
          </table:table-cell>
          <table:table-cell office:value-type="float" office:value="1.3019604448676603">
            <text:p>1.3019604448676603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4">
            <text:p>KS-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500.0">
            <text:p>64500.0</text:p>
          </table:table-cell>
          <table:table-cell office:value-type="float" office:value="1000.0">
            <text:p>1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5.44999999999999">
            <text:p>-125.44999999999999</text:p>
          </table:table-cell>
          <table:table-cell office:value-type="float" office:value="10.497737851556389">
            <text:p>10.497737851556389</text:p>
          </table:table-cell>
          <table:table-cell office:value-type="float" office:value="10.895985499256131">
            <text:p>10.895985499256131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7">
            <text:p>KS-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60.0">
            <text:p>3960.0</text:p>
          </table:table-cell>
          <table:table-cell office:value-type="float" office:value="100.0">
            <text:p>10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845999999999998">
            <text:p>-5.845999999999998</text:p>
          </table:table-cell>
          <table:table-cell office:value-type="float" office:value="0.7975688058092518">
            <text:p>0.7975688058092518</text:p>
          </table:table-cell>
          <table:table-cell office:value-type="float" office:value="0.8374938805746586">
            <text:p>0.8374938805746586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90">
            <text:p>AO4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900.0">
            <text:p>619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3.98999999999998">
            <text:p>-103.98999999999998</text:p>
          </table:table-cell>
          <table:table-cell office:value-type="float" office:value="9.045446368200944">
            <text:p>9.045446368200944</text:p>
          </table:table-cell>
          <table:table-cell office:value-type="float" office:value="9.323781421719419">
            <text:p>9.323781421719419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91">
            <text:p>AO4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900.0">
            <text:p>9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4.95999999999998">
            <text:p>-114.95999999999998</text:p>
          </table:table-cell>
          <table:table-cell office:value-type="float" office:value="10.408150652253248">
            <text:p>10.408150652253248</text:p>
          </table:table-cell>
          <table:table-cell office:value-type="float" office:value="10.76654076293774">
            <text:p>10.7665407629377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4">
            <text:p>AO51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800.0">
            <text:p>49800.0</text:p>
          </table:table-cell>
          <table:table-cell office:value-type="float" office:value="600.0">
            <text:p>600.0</text:p>
          </table:table-cell>
          <table:table-cell office:value-type="string" office:value="Montastrea sp.">
            <text:p>Mont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9.58">
            <text:p>-79.58</text:p>
          </table:table-cell>
          <table:table-cell office:value-type="float" office:value="7.447442514044666">
            <text:p>7.447442514044666</text:p>
          </table:table-cell>
          <table:table-cell office:value-type="float" office:value="7.685336687484801">
            <text:p>7.68533668748480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5">
            <text:p>AO5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800.0">
            <text:p>46800.0</text:p>
          </table:table-cell>
          <table:table-cell office:value-type="float" office:value="500.0">
            <text:p>500.0</text:p>
          </table:table-cell>
          <table:table-cell office:value-type="string" office:value="A palifera">
            <text:p>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3.27999999999999">
            <text:p>-73.27999999999999</text:p>
          </table:table-cell>
          <table:table-cell office:value-type="float" office:value="6.7544355796764926">
            <text:p>6.7544355796764926</text:p>
          </table:table-cell>
          <table:table-cell office:value-type="float" office:value="6.952294585243058">
            <text:p>6.952294585243058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6">
            <text:p>AO5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700.0">
            <text:p>49700.0</text:p>
          </table:table-cell>
          <table:table-cell office:value-type="float" office:value="600.0">
            <text:p>6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9.36999999999999">
            <text:p>-79.36999999999999</text:p>
          </table:table-cell>
          <table:table-cell office:value-type="float" office:value="7.437533193203231">
            <text:p>7.437533193203231</text:p>
          </table:table-cell>
          <table:table-cell office:value-type="float" office:value="7.675421812512977">
            <text:p>7.67542181251297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16">
            <text:p>CK-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50.0">
            <text:p>3950.0</text:p>
          </table:table-cell>
          <table:table-cell office:value-type="float" office:value="125.0">
            <text:p>12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295">
            <text:p>-5.295</text:p>
          </table:table-cell>
          <table:table-cell office:value-type="float" office:value="1.0251951033827655">
            <text:p>1.0251951033827655</text:p>
          </table:table-cell>
          <table:table-cell office:value-type="float" office:value="1.0691234727570045">
            <text:p>1.0691234727570045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17">
            <text:p>CK-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30.0">
            <text:p>3930.0</text:p>
          </table:table-cell>
          <table:table-cell office:value-type="float" office:value="125.0">
            <text:p>12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253">
            <text:p>-3.253</text:p>
          </table:table-cell>
          <table:table-cell office:value-type="float" office:value="1.0234495590892594">
            <text:p>1.0234495590892594</text:p>
          </table:table-cell>
          <table:table-cell office:value-type="float" office:value="1.067356079291253">
            <text:p>1.067356079291253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33">
            <text:p>CK-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40.0">
            <text:p>6940.0</text:p>
          </table:table-cell>
          <table:table-cell office:value-type="float" office:value="155.0">
            <text:p>15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3.574">
            <text:p>-13.574</text:p>
          </table:table-cell>
          <table:table-cell office:value-type="float" office:value="1.405914648902984">
            <text:p>1.405914648902984</text:p>
          </table:table-cell>
          <table:table-cell office:value-type="float" office:value="1.4640273221494173">
            <text:p>1.4640273221494173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4">
            <text:p>DT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7300.0">
            <text:p>473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1.33">
            <text:p>-81.33</text:p>
          </table:table-cell>
          <table:table-cell office:value-type="float" office:value="7.596110847005856">
            <text:p>7.596110847005856</text:p>
          </table:table-cell>
          <table:table-cell office:value-type="float" office:value="7.873760219869527">
            <text:p>7.873760219869527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5">
            <text:p>DT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700.0">
            <text:p>7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5.1">
            <text:p>-75.1</text:p>
          </table:table-cell>
          <table:table-cell office:value-type="float" office:value="7.963039620647374">
            <text:p>7.963039620647374</text:p>
          </table:table-cell>
          <table:table-cell office:value-type="float" office:value="8.240898009319123">
            <text:p>8.24089800931912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6">
            <text:p>DT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300.0">
            <text:p>67300.0</text:p>
          </table:table-cell>
          <table:table-cell office:value-type="float" office:value="1300.0">
            <text:p>13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6.32999999999998">
            <text:p>-76.32999999999998</text:p>
          </table:table-cell>
          <table:table-cell office:value-type="float" office:value="11.97183778707344">
            <text:p>11.97183778707344</text:p>
          </table:table-cell>
          <table:table-cell office:value-type="float" office:value="12.490096076491954">
            <text:p>12.49009607649195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7">
            <text:p>DT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800.0">
            <text:p>50800.0</text:p>
          </table:table-cell>
          <table:table-cell office:value-type="float" office:value="800.0">
            <text:p>8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4.67999999999999">
            <text:p>-74.67999999999999</text:p>
          </table:table-cell>
          <table:table-cell office:value-type="float" office:value="8.340167864018072">
            <text:p>8.340167864018072</text:p>
          </table:table-cell>
          <table:table-cell office:value-type="float" office:value="8.657944328765339">
            <text:p>8.657944328765339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2">
            <text:p>GaK-4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70.0">
            <text:p>4370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177">
            <text:p>-6.177</text:p>
          </table:table-cell>
          <table:table-cell office:value-type="float" office:value="1.079744877274256">
            <text:p>1.079744877274256</text:p>
          </table:table-cell>
          <table:table-cell office:value-type="float" office:value="1.1260910265160615">
            <text:p>1.1260910265160615</text:p>
          </table:table-cell>
          <table:table-cell office:value-type="string" office:value="OtaEtal1978">
            <text:p>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3">
            <text:p>GaK-45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740.0">
            <text:p>274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8539999999999996">
            <text:p>-3.8539999999999996</text:p>
          </table:table-cell>
          <table:table-cell office:value-type="float" office:value="0.8392115347157707">
            <text:p>0.8392115347157707</text:p>
          </table:table-cell>
          <table:table-cell office:value-type="float" office:value="1.396350958749268">
            <text:p>1.396350958749268</text:p>
          </table:table-cell>
          <table:table-cell office:value-type="string" office:value="SugiharaEtal2003,MiiKigoshi1966">
            <text:p>SugiharaEtal2003,MiiKigoshi196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4">
            <text:p>GaK-4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30.0">
            <text:p>6630.0</text:p>
          </table:table-cell>
          <table:table-cell office:value-type="float" office:value="155.0">
            <text:p>15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922999999999998">
            <text:p>-7.922999999999998</text:p>
          </table:table-cell>
          <table:table-cell office:value-type="float" office:value="1.3769854755951474">
            <text:p>1.3769854755951474</text:p>
          </table:table-cell>
          <table:table-cell office:value-type="float" office:value="1.8025052011020652">
            <text:p>1.8025052011020652</text:p>
          </table:table-cell>
          <table:table-cell office:value-type="string" office:value="SugiharaEtal2003,MiiKigoshi1966">
            <text:p>SugiharaEtal2003,MiiKigoshi196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315">
            <text:p>GaK-63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300.0">
            <text:p>230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23">
            <text:p>-3.23</text:p>
          </table:table-cell>
          <table:table-cell office:value-type="float" office:value="0.7733692520394122">
            <text:p>0.7733692520394122</text:p>
          </table:table-cell>
          <table:table-cell office:value-type="float" office:value="0.8011716420343391">
            <text:p>0.8011716420343391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316">
            <text:p>GaK-63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10.0">
            <text:p>3010.0</text:p>
          </table:table-cell>
          <table:table-cell office:value-type="float" office:value="150.0">
            <text:p>15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8209999999999997">
            <text:p>-2.8209999999999997</text:p>
          </table:table-cell>
          <table:table-cell office:value-type="float" office:value="1.030437285816075">
            <text:p>1.030437285816075</text:p>
          </table:table-cell>
          <table:table-cell office:value-type="float" office:value="1.0832917427913862">
            <text:p>1.083291742791386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639">
            <text:p>GaK-66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00.0">
            <text:p>3500.0</text:p>
          </table:table-cell>
          <table:table-cell office:value-type="float" office:value="110.0">
            <text:p>11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35">
            <text:p>-4.35</text:p>
          </table:table-cell>
          <table:table-cell office:value-type="float" office:value="0.9349331526906074">
            <text:p>0.9349331526906074</text:p>
          </table:table-cell>
          <table:table-cell office:value-type="float" office:value="0.972397038251351">
            <text:p>0.972397038251351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640">
            <text:p>GaK-664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70.0">
            <text:p>5070.0</text:p>
          </table:table-cell>
          <table:table-cell office:value-type="float" office:value="140.0">
            <text:p>14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746999999999998">
            <text:p>-6.746999999999998</text:p>
          </table:table-cell>
          <table:table-cell office:value-type="float" office:value="1.1783416312767687">
            <text:p>1.1783416312767687</text:p>
          </table:table-cell>
          <table:table-cell office:value-type="float" office:value="1.2292798704932895">
            <text:p>1.229279870493289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0">
            <text:p>GaK-67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20.0">
            <text:p>3520.0</text:p>
          </table:table-cell>
          <table:table-cell office:value-type="float" office:value="120.0">
            <text:p>12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5919999999999996">
            <text:p>-1.5919999999999996</text:p>
          </table:table-cell>
          <table:table-cell office:value-type="float" office:value="0.970682234307396">
            <text:p>0.970682234307396</text:p>
          </table:table-cell>
          <table:table-cell office:value-type="float" office:value="1.0121264743103988">
            <text:p>1.0121264743103988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1">
            <text:p>GaK-673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20.0">
            <text:p>5020.0</text:p>
          </table:table-cell>
          <table:table-cell office:value-type="float" office:value="120.0">
            <text:p>12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742">
            <text:p>-4.742</text:p>
          </table:table-cell>
          <table:table-cell office:value-type="float" office:value="1.1019637017615411">
            <text:p>1.1019637017615411</text:p>
          </table:table-cell>
          <table:table-cell office:value-type="float" office:value="1.1449454135459902">
            <text:p>1.144945413545990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9">
            <text:p>AO48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700.0">
            <text:p>50700.0</text:p>
          </table:table-cell>
          <table:table-cell office:value-type="float" office:value="600.0">
            <text:p>6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8.47">
            <text:p>-78.47</text:p>
          </table:table-cell>
          <table:table-cell office:value-type="float" office:value="7.536637181130586">
            <text:p>7.536637181130586</text:p>
          </table:table-cell>
          <table:table-cell office:value-type="float" office:value="7.774580374528242">
            <text:p>7.77458037452824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2">
            <text:p>GaK-67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270.0">
            <text:p>327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9670000000000005">
            <text:p>-4.9670000000000005</text:p>
          </table:table-cell>
          <table:table-cell office:value-type="float" office:value="0.8823429038644786">
            <text:p>0.8823429038644786</text:p>
          </table:table-cell>
          <table:table-cell office:value-type="float" office:value="0.9155812361554797">
            <text:p>0.9155812361554797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8">
            <text:p>AO4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100.0">
            <text:p>45100.0</text:p>
          </table:table-cell>
          <table:table-cell office:value-type="float" office:value="500.0">
            <text:p>500.0</text:p>
          </table:table-cell>
          <table:table-cell office:value-type="string" office:value="Galaxea sp.">
            <text:p>Galax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4.71">
            <text:p>-74.71</text:p>
          </table:table-cell>
          <table:table-cell office:value-type="float" office:value="6.586357111484306">
            <text:p>6.586357111484306</text:p>
          </table:table-cell>
          <table:table-cell office:value-type="float" office:value="6.784106426051991">
            <text:p>6.78410642605199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5">
            <text:p>AO48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900.0">
            <text:p>409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0.89">
            <text:p>-60.89</text:p>
          </table:table-cell>
          <table:table-cell office:value-type="float" office:value="6.1715557195896755">
            <text:p>6.1715557195896755</text:p>
          </table:table-cell>
          <table:table-cell office:value-type="float" office:value="6.3689952111773405">
            <text:p>6.368995211177340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247">
            <text:p>A02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000.0">
            <text:p>45000.0</text:p>
          </table:table-cell>
          <table:table-cell office:value-type="float" office:value="2000.0">
            <text:p>20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9.5">
            <text:p>-69.5</text:p>
          </table:table-cell>
          <table:table-cell office:value-type="float" office:value="12.539936203984453">
            <text:p>12.539936203984453</text:p>
          </table:table-cell>
          <table:table-cell office:value-type="float" office:value="13.337541002748578">
            <text:p>13.337541002748578</text:p>
          </table:table-cell>
          <table:table-cell office:value-type="string" office:value="OmuraEtal2000,Omura1988">
            <text:p>OmuraEtal2000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354">
            <text:p>A03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400.0">
            <text:p>60400.0</text:p>
          </table:table-cell>
          <table:table-cell office:value-type="float" office:value="1600.0">
            <text:p>16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6.83999999999999">
            <text:p>-86.83999999999999</text:p>
          </table:table-cell>
          <table:table-cell office:value-type="float" office:value="12.480128204469679">
            <text:p>12.480128204469679</text:p>
          </table:table-cell>
          <table:table-cell office:value-type="float" office:value="13.11817060416581">
            <text:p>13.11817060416581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446">
            <text:p>A04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100.0">
            <text:p>49100.0</text:p>
          </table:table-cell>
          <table:table-cell office:value-type="float" office:value="600.0">
            <text:p>6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5.11">
            <text:p>-85.11</text:p>
          </table:table-cell>
          <table:table-cell office:value-type="float" office:value="7.378082406696203">
            <text:p>7.378082406696203</text:p>
          </table:table-cell>
          <table:table-cell office:value-type="float" office:value="7.615937237136329">
            <text:p>7.615937237136329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09">
            <text:p>AO0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4000.0">
            <text:p>104000.0</text:p>
          </table:table-cell>
          <table:table-cell office:value-type="float" office:value="5500.0">
            <text:p>55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8.39999999999998">
            <text:p>-38.39999999999998</text:p>
          </table:table-cell>
          <table:table-cell office:value-type="float" office:value="32.415428425365576">
            <text:p>32.415428425365576</text:p>
          </table:table-cell>
          <table:table-cell office:value-type="float" office:value="34.614447850572446">
            <text:p>34.614447850572446</text:p>
          </table:table-cell>
          <table:table-cell office:value-type="string" office:value="InagakiOmura2006,OmuraEtal1985">
            <text:p>InagakiOmura2006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88">
            <text:p>AO0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3000.0">
            <text:p>3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2.1">
            <text:p>-82.1</text:p>
          </table:table-cell>
          <table:table-cell office:value-type="float" office:value="17.129214809792064">
            <text:p>17.129214809792064</text:p>
          </table:table-cell>
          <table:table-cell office:value-type="float" office:value="18.327302038216082">
            <text:p>18.327302038216082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1">
            <text:p>AO0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4000.0">
            <text:p>40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2.1">
            <text:p>-82.1</text:p>
          </table:table-cell>
          <table:table-cell office:value-type="float" office:value="21.12368339092403">
            <text:p>21.12368339092403</text:p>
          </table:table-cell>
          <table:table-cell office:value-type="float" office:value="22.72201575564984">
            <text:p>22.72201575564984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2">
            <text:p>AO09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4000.0">
            <text:p>4000.0</text:p>
          </table:table-cell>
          <table:table-cell office:value-type="string" office:value="Galaxea">
            <text:p>Galax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6.1">
            <text:p>-66.1</text:p>
          </table:table-cell>
          <table:table-cell office:value-type="float" office:value="20.124860247961966">
            <text:p>20.124860247961966</text:p>
          </table:table-cell>
          <table:table-cell office:value-type="float" office:value="21.723029254687283">
            <text:p>21.723029254687283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152">
            <text:p>AO1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0.49999999999999">
            <text:p>-90.49999999999999</text:p>
          </table:table-cell>
          <table:table-cell office:value-type="float" office:value="13.53698637068087">
            <text:p>13.53698637068087</text:p>
          </table:table-cell>
          <table:table-cell office:value-type="float" office:value="14.33492239253495">
            <text:p>14.33492239253495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39">
            <text:p>AO2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6000.0">
            <text:p>126000.0</text:p>
          </table:table-cell>
          <table:table-cell office:value-type="float" office:value="6000.0">
            <text:p>6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9.599999999999966">
            <text:p>-59.599999999999966</text:p>
          </table:table-cell>
          <table:table-cell office:value-type="float" office:value="36.61365865356804">
            <text:p>36.61365865356804</text:p>
          </table:table-cell>
          <table:table-cell office:value-type="float" office:value="39.01281840626232">
            <text:p>39.01281840626232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46">
            <text:p>AO2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3000.0">
            <text:p>103000.0</text:p>
          </table:table-cell>
          <table:table-cell office:value-type="float" office:value="4500.0">
            <text:p>45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6.29999999999998">
            <text:p>-36.29999999999998</text:p>
          </table:table-cell>
          <table:table-cell office:value-type="float" office:value="28.317662332897452">
            <text:p>28.317662332897452</text:p>
          </table:table-cell>
          <table:table-cell office:value-type="float" office:value="30.11660671456862">
            <text:p>30.11660671456862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48">
            <text:p>AO24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7000.0">
            <text:p>347000.0</text:p>
          </table:table-cell>
          <table:table-cell office:value-type="float" office:value="35500.0">
            <text:p>355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58.6999999999999">
            <text:p>-558.6999999999999</text:p>
          </table:table-cell>
          <table:table-cell office:value-type="float" office:value="176.7028296321255">
            <text:p>176.7028296321255</text:p>
          </table:table-cell>
          <table:table-cell office:value-type="float" office:value="190.90261915437407">
            <text:p>190.90261915437407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66">
            <text:p>AO26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1000.0">
            <text:p>121000.0</text:p>
          </table:table-cell>
          <table:table-cell office:value-type="float" office:value="4500.0">
            <text:p>45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4.099999999999994">
            <text:p>-54.099999999999994</text:p>
          </table:table-cell>
          <table:table-cell office:value-type="float" office:value="30.11660671456862">
            <text:p>30.11660671456862</text:p>
          </table:table-cell>
          <table:table-cell office:value-type="float" office:value="31.915670132397295">
            <text:p>31.915670132397295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0">
            <text:p>AO3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200.0">
            <text:p>58200.0</text:p>
          </table:table-cell>
          <table:table-cell office:value-type="float" office:value="1700.0">
            <text:p>17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7.22">
            <text:p>-107.22</text:p>
          </table:table-cell>
          <table:table-cell office:value-type="float" office:value="12.659557654199446">
            <text:p>12.659557654199446</text:p>
          </table:table-cell>
          <table:table-cell office:value-type="float" office:value="13.337541002748578">
            <text:p>13.33754100274857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">
            <text:p>AO3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">
            <text:p>Cyph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7.38">
            <text:p>-77.38</text:p>
          </table:table-cell>
          <table:table-cell office:value-type="float" office:value="14.813790872021908">
            <text:p>14.813790872021908</text:p>
          </table:table-cell>
          <table:table-cell office:value-type="float" office:value="15.612059441342115">
            <text:p>15.61205944134211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 ">
            <text:p>AO35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 sp.        ">
            <text:p>Cyph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7.38">
            <text:p>-77.38</text:p>
          </table:table-cell>
          <table:table-cell office:value-type="float" office:value="14.813790872021908">
            <text:p>14.813790872021908</text:p>
          </table:table-cell>
          <table:table-cell office:value-type="float" office:value="15.612059441342115">
            <text:p>15.61205944134211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7">
            <text:p>AO4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60.0">
            <text:p>5560.0</text:p>
          </table:table-cell>
          <table:table-cell office:value-type="float" office:value="110.0">
            <text:p>11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446">
            <text:p>-8.446</text:p>
          </table:table-cell>
          <table:table-cell office:value-type="float" office:value="0.9972542303745825">
            <text:p>0.9972542303745825</text:p>
          </table:table-cell>
          <table:table-cell office:value-type="float" office:value="1.0412012293500208">
            <text:p>1.0412012293500208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8">
            <text:p>AO41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850.0">
            <text:p>2850.0</text:p>
          </table:table-cell>
          <table:table-cell office:value-type="float" office:value="80.0">
            <text:p>8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954999999999999">
            <text:p>-4.954999999999999</text:p>
          </table:table-cell>
          <table:table-cell office:value-type="float" office:value="0.6070625997374566">
            <text:p>0.6070625997374566</text:p>
          </table:table-cell>
          <table:table-cell office:value-type="float" office:value="0.6389593101285868">
            <text:p>0.6389593101285868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9">
            <text:p>AO41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60.0">
            <text:p>646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855999999999998">
            <text:p>-9.855999999999998</text:p>
          </table:table-cell>
          <table:table-cell office:value-type="float" office:value="1.1670715487921006">
            <text:p>1.1670715487921006</text:p>
          </table:table-cell>
          <table:table-cell office:value-type="float" office:value="1.2190258405792715">
            <text:p>1.219025840579271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32">
            <text:p>AO4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60.0">
            <text:p>5360.0</text:p>
          </table:table-cell>
          <table:table-cell office:value-type="float" office:value="120.0">
            <text:p>12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655999999999999">
            <text:p>-7.655999999999999</text:p>
          </table:table-cell>
          <table:table-cell office:value-type="float" office:value="1.0172295709425658">
            <text:p>1.0172295709425658</text:p>
          </table:table-cell>
          <table:table-cell office:value-type="float" office:value="1.0651741641628378">
            <text:p>1.0651741641628378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35">
            <text:p>AO4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20.0">
            <text:p>5320.0</text:p>
          </table:table-cell>
          <table:table-cell office:value-type="float" office:value="110.0">
            <text:p>110.0</text:p>
          </table:table-cell>
          <table:table-cell office:value-type="string" office:value="Pavona minuta">
            <text:p>Pavona minu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171999999999999">
            <text:p>-7.171999999999999</text:p>
          </table:table-cell>
          <table:table-cell office:value-type="float" office:value="0.9732851586251563">
            <text:p>0.9732851586251563</text:p>
          </table:table-cell>
          <table:table-cell office:value-type="float" office:value="1.0172295709425676">
            <text:p>1.0172295709425676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60">
            <text:p>AO46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1.099999999999994">
            <text:p>-61.099999999999994</text:p>
          </table:table-cell>
          <table:table-cell office:value-type="float" office:value="6.181423784210231">
            <text:p>6.181423784210231</text:p>
          </table:table-cell>
          <table:table-cell office:value-type="float" office:value="6.378871373526822">
            <text:p>6.37887137352682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6">
            <text:p>AO48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800.0">
            <text:p>498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6.58">
            <text:p>-76.58</text:p>
          </table:table-cell>
          <table:table-cell office:value-type="float" office:value="7.8440040795501895">
            <text:p>7.8440040795501895</text:p>
          </table:table-cell>
          <table:table-cell office:value-type="float" office:value="8.121797830529877">
            <text:p>8.12179783052987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1a">
            <text:p>KS-51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50.0">
            <text:p>5950.0</text:p>
          </table:table-cell>
          <table:table-cell office:value-type="float" office:value="110.0">
            <text:p>11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495">
            <text:p>-9.495</text:p>
          </table:table-cell>
          <table:table-cell office:value-type="float" office:value="1.0362070256469005">
            <text:p>1.0362070256469005</text:p>
          </table:table-cell>
          <table:table-cell office:value-type="float" office:value="1.0801578588336047">
            <text:p>1.0801578588336047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3">
            <text:p>GaK-67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20.0">
            <text:p>372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512">
            <text:p>-4.512</text:p>
          </table:table-cell>
          <table:table-cell office:value-type="float" office:value="0.9197738852565879">
            <text:p>0.9197738852565879</text:p>
          </table:table-cell>
          <table:table-cell office:value-type="float" office:value="0.9535953020018497">
            <text:p>0.9535953020018497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1">
            <text:p>HY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600.0">
            <text:p>416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36">
            <text:p>-62.36</text:p>
          </table:table-cell>
          <table:table-cell office:value-type="float" office:value="6.240640992718613">
            <text:p>6.240640992718613</text:p>
          </table:table-cell>
          <table:table-cell office:value-type="float" office:value="6.438136376312621">
            <text:p>6.43813637631262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5 ">
            <text:p>KM-1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0.0">
            <text:p>62400.0</text:p>
          </table:table-cell>
          <table:table-cell office:value-type="float" office:value="800.0">
            <text:p>800.0</text:p>
          </table:table-cell>
          <table:table-cell office:value-type="string" office:value="Goniastrea sp.        ">
            <text:p>Goni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0.53999999999999">
            <text:p>-90.53999999999999</text:p>
          </table:table-cell>
          <table:table-cell office:value-type="float" office:value="12.098082492692786">
            <text:p>12.098082492692786</text:p>
          </table:table-cell>
          <table:table-cell office:value-type="float" office:value="12.349396746400199">
            <text:p>12.349396746400199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7 ">
            <text:p>KM-1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300.0">
            <text:p>54300.0</text:p>
          </table:table-cell>
          <table:table-cell office:value-type="float" office:value="700.0">
            <text:p>7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6.02999999999999">
            <text:p>-96.02999999999999</text:p>
          </table:table-cell>
          <table:table-cell office:value-type="float" office:value="8.290530742962106">
            <text:p>8.290530742962106</text:p>
          </table:table-cell>
          <table:table-cell office:value-type="float" office:value="8.568552970017741">
            <text:p>8.568552970017741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9 ">
            <text:p>KM-19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800.0">
            <text:p>61800.0</text:p>
          </table:table-cell>
          <table:table-cell office:value-type="float" office:value="1600.0">
            <text:p>1600.0</text:p>
          </table:table-cell>
          <table:table-cell office:value-type="string" office:value="Favia pallida         ">
            <text:p>Favia pallida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9.78">
            <text:p>-109.78</text:p>
          </table:table-cell>
          <table:table-cell office:value-type="float" office:value="12.619683038808857">
            <text:p>12.619683038808857</text:p>
          </table:table-cell>
          <table:table-cell office:value-type="float" office:value="13.257767534543635">
            <text:p>13.25776753454363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0 ">
            <text:p>KM-2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00.0">
            <text:p>51300.0</text:p>
          </table:table-cell>
          <table:table-cell office:value-type="float" office:value="600.0">
            <text:p>6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9.72999999999999">
            <text:p>-89.72999999999999</text:p>
          </table:table-cell>
          <table:table-cell office:value-type="float" office:value="7.596110847005842">
            <text:p>7.596110847005842</text:p>
          </table:table-cell>
          <table:table-cell office:value-type="float" office:value="7.834085779463992">
            <text:p>7.83408577946399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1 ">
            <text:p>KM-2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000.0">
            <text:p>65000.0</text:p>
          </table:table-cell>
          <table:table-cell office:value-type="float" office:value="900.0">
            <text:p>900.0</text:p>
          </table:table-cell>
          <table:table-cell office:value-type="string" office:value="Favidae               ">
            <text:p>Favidae  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6.5">
            <text:p>-86.5</text:p>
          </table:table-cell>
          <table:table-cell office:value-type="float" office:value="10.149384217773997">
            <text:p>10.149384217773997</text:p>
          </table:table-cell>
          <table:table-cell office:value-type="float" office:value="10.507692420317582">
            <text:p>10.50769242031758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3 ">
            <text:p>KM-2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0.0">
            <text:p>63700.0</text:p>
          </table:table-cell>
          <table:table-cell office:value-type="float" office:value="900.0">
            <text:p>9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8.76999999999998">
            <text:p>-98.76999999999998</text:p>
          </table:table-cell>
          <table:table-cell office:value-type="float" office:value="10.020024950068722">
            <text:p>10.020024950068722</text:p>
          </table:table-cell>
          <table:table-cell office:value-type="float" office:value="10.378289839853204">
            <text:p>10.378289839853204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7 ">
            <text:p>KM-2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500.0">
            <text:p>56500.0</text:p>
          </table:table-cell>
          <table:table-cell office:value-type="float" office:value="800.0">
            <text:p>8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5.64999999999999">
            <text:p>-95.64999999999999</text:p>
          </table:table-cell>
          <table:table-cell office:value-type="float" office:value="8.906317982196677">
            <text:p>8.906317982196677</text:p>
          </table:table-cell>
          <table:table-cell office:value-type="float" office:value="9.224364476753928">
            <text:p>9.22436447675392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N-04">
            <text:p>KN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40.0">
            <text:p>4340.0</text:p>
          </table:table-cell>
          <table:table-cell office:value-type="float" office:value="90.0">
            <text:p>90.0</text:p>
          </table:table-cell>
          <table:table-cell office:value-type="string" office:value="Acropora palifera">
            <text:p>Acropor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913999999999999">
            <text:p>-6.913999999999999</text:p>
          </table:table-cell>
          <table:table-cell office:value-type="float" office:value="0.7955727496590101">
            <text:p>0.7955727496590101</text:p>
          </table:table-cell>
          <table:table-cell office:value-type="float" office:value="0.8315046602394962">
            <text:p>0.831504660239496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3">
            <text:p>KS-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50.0">
            <text:p>5050.0</text:p>
          </table:table-cell>
          <table:table-cell office:value-type="float" office:value="110.0">
            <text:p>11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764999999999999">
            <text:p>-6.764999999999999</text:p>
          </table:table-cell>
          <table:table-cell office:value-type="float" office:value="0.9463218268644115">
            <text:p>0.9463218268644115</text:p>
          </table:table-cell>
          <table:table-cell office:value-type="float" office:value="0.9902630963536903">
            <text:p>0.9902630963536903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4">
            <text:p>KS-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10.0">
            <text:p>5110.0</text:p>
          </table:table-cell>
          <table:table-cell office:value-type="float" office:value="110.0">
            <text:p>11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891">
            <text:p>-6.891</text:p>
          </table:table-cell>
          <table:table-cell office:value-type="float" office:value="0.9523134988017344">
            <text:p>0.9523134988017344</text:p>
          </table:table-cell>
          <table:table-cell office:value-type="float" office:value="0.9962554893198825">
            <text:p>0.996255489319882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5">
            <text:p>KS-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40.0">
            <text:p>6940.0</text:p>
          </table:table-cell>
          <table:table-cell office:value-type="float" office:value="140.0">
            <text:p>14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783999999999999">
            <text:p>-10.783999999999999</text:p>
          </table:table-cell>
          <table:table-cell office:value-type="float" office:value="1.254996414337505">
            <text:p>1.254996414337505</text:p>
          </table:table-cell>
          <table:table-cell office:value-type="float" office:value="1.3109538512091097">
            <text:p>1.3109538512091097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6">
            <text:p>KS-3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10.0">
            <text:p>651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881">
            <text:p>-9.881</text:p>
          </table:table-cell>
          <table:table-cell office:value-type="float" office:value="1.212031765260299">
            <text:p>1.212031765260299</text:p>
          </table:table-cell>
          <table:table-cell office:value-type="float" office:value="1.2679861986630605">
            <text:p>1.26798619866306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7">
            <text:p>KS-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0.0">
            <text:p>61000.0</text:p>
          </table:table-cell>
          <table:table-cell office:value-type="float" office:value="1000.0">
            <text:p>1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7.1">
            <text:p>-117.1</text:p>
          </table:table-cell>
          <table:table-cell office:value-type="float" office:value="10.149384217773997">
            <text:p>10.149384217773997</text:p>
          </table:table-cell>
          <table:table-cell office:value-type="float" office:value="10.547511554864494">
            <text:p>10.54751155486449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8">
            <text:p>KS-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50.0">
            <text:p>5550.0</text:p>
          </table:table-cell>
          <table:table-cell office:value-type="float" office:value="120.0">
            <text:p>120.0</text:p>
          </table:table-cell>
          <table:table-cell office:value-type="string" office:value="Pavona sp.">
            <text:p>Pavon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655">
            <text:p>-8.655</text:p>
          </table:table-cell>
          <table:table-cell office:value-type="float" office:value="1.0362070256469005">
            <text:p>1.0362070256469005</text:p>
          </table:table-cell>
          <table:table-cell office:value-type="float" office:value="1.08415358690547">
            <text:p>1.08415358690547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9">
            <text:p>KS-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90.0">
            <text:p>6290.0</text:p>
          </table:table-cell>
          <table:table-cell office:value-type="float" office:value="140.0">
            <text:p>14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369">
            <text:p>-9.369</text:p>
          </table:table-cell>
          <table:table-cell office:value-type="float" office:value="1.1900508392501559">
            <text:p>1.1900508392501559</text:p>
          </table:table-cell>
          <table:table-cell office:value-type="float" office:value="1.2460036115517474">
            <text:p>1.2460036115517474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1">
            <text:p>KS-4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.0">
            <text:p>5500.0</text:p>
          </table:table-cell>
          <table:table-cell office:value-type="float" office:value="110.0">
            <text:p>11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949999999999999">
            <text:p>-7.949999999999999</text:p>
          </table:table-cell>
          <table:table-cell office:value-type="float" office:value="0.9912618221236995">
            <text:p>0.9912618221236995</text:p>
          </table:table-cell>
          <table:table-cell office:value-type="float" office:value="1.0352081916213751">
            <text:p>1.0352081916213751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2">
            <text:p>KS-4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00.0">
            <text:p>6400.0</text:p>
          </table:table-cell>
          <table:table-cell office:value-type="float" office:value="140.0">
            <text:p>140.0</text:p>
          </table:table-cell>
          <table:table-cell office:value-type="string" office:value="Gardineroseris planulata">
            <text:p>Gardineroseris planul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54">
            <text:p>-9.54</text:p>
          </table:table-cell>
          <table:table-cell office:value-type="float" office:value="1.2010412149464307">
            <text:p>1.2010412149464307</text:p>
          </table:table-cell>
          <table:table-cell office:value-type="float" office:value="1.2569948289471982">
            <text:p>1.256994828947198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3">
            <text:p>KS-4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50.0">
            <text:p>6150.0</text:p>
          </table:table-cell>
          <table:table-cell office:value-type="float" office:value="130.0">
            <text:p>13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014999999999999">
            <text:p>-10.014999999999999</text:p>
          </table:table-cell>
          <table:table-cell office:value-type="float" office:value="1.1361007877824922">
            <text:p>1.1361007877824922</text:p>
          </table:table-cell>
          <table:table-cell office:value-type="float" office:value="1.1880526082627816">
            <text:p>1.1880526082627816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4">
            <text:p>KS-4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780.0">
            <text:p>5780.0</text:p>
          </table:table-cell>
          <table:table-cell office:value-type="float" office:value="120.0">
            <text:p>12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538">
            <text:p>-9.538</text:p>
          </table:table-cell>
          <table:table-cell office:value-type="float" office:value="1.059180815536233">
            <text:p>1.059180815536233</text:p>
          </table:table-cell>
          <table:table-cell office:value-type="float" office:value="1.1071296220407056">
            <text:p>1.1071296220407056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5">
            <text:p>KS-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30.0">
            <text:p>6330.0</text:p>
          </table:table-cell>
          <table:table-cell office:value-type="float" office:value="130.0">
            <text:p>13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392999999999999">
            <text:p>-9.392999999999999</text:p>
          </table:table-cell>
          <table:table-cell office:value-type="float" office:value="1.1540836191541741">
            <text:p>1.1540836191541741</text:p>
          </table:table-cell>
          <table:table-cell office:value-type="float" office:value="1.2060368982746739">
            <text:p>1.2060368982746739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6">
            <text:p>KS-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40.0">
            <text:p>6640.0</text:p>
          </table:table-cell>
          <table:table-cell office:value-type="float" office:value="140.0">
            <text:p>14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.643999999999998">
            <text:p>-11.643999999999998</text:p>
          </table:table-cell>
          <table:table-cell office:value-type="float" office:value="1.2250208161496652">
            <text:p>1.2250208161496652</text:p>
          </table:table-cell>
          <table:table-cell office:value-type="float" office:value="1.2809761902549177">
            <text:p>1.2809761902549177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4 ">
            <text:p>KM-1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100.0">
            <text:p>56100.0</text:p>
          </table:table-cell>
          <table:table-cell office:value-type="float" office:value="900.0">
            <text:p>9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4.80999999999999">
            <text:p>-94.80999999999999</text:p>
          </table:table-cell>
          <table:table-cell office:value-type="float" office:value="9.264129748659592">
            <text:p>9.264129748659592</text:p>
          </table:table-cell>
          <table:table-cell office:value-type="float" office:value="9.622104759354881">
            <text:p>9.622104759354881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4">
            <text:p>GaK-67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50.0">
            <text:p>5150.0</text:p>
          </table:table-cell>
          <table:table-cell office:value-type="float" office:value="130.0">
            <text:p>13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8149999999999995">
            <text:p>-5.8149999999999995</text:p>
          </table:table-cell>
          <table:table-cell office:value-type="float" office:value="1.149445518500116">
            <text:p>1.149445518500116</text:p>
          </table:table-cell>
          <table:table-cell office:value-type="float" office:value="1.196481926315646">
            <text:p>1.196481926315646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3 ">
            <text:p>KM-1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900.0">
            <text:p>74900.0</text:p>
          </table:table-cell>
          <table:table-cell office:value-type="float" office:value="900.0">
            <text:p>900.0</text:p>
          </table:table-cell>
          <table:table-cell office:value-type="string" office:value="Favia speciosa        ">
            <text:p>Favia speciosa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0.28999999999999">
            <text:p>-100.28999999999999</text:p>
          </table:table-cell>
          <table:table-cell office:value-type="float" office:value="11.134994387066365">
            <text:p>11.134994387066365</text:p>
          </table:table-cell>
          <table:table-cell office:value-type="float" office:value="11.493585167387925">
            <text:p>11.49358516738792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 ">
            <text:p>KM-0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1000.0">
            <text:p>10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4.95999999999998">
            <text:p>-124.95999999999998</text:p>
          </table:table-cell>
          <table:table-cell office:value-type="float" office:value="10.8063684926991">
            <text:p>10.8063684926991</text:p>
          </table:table-cell>
          <table:table-cell office:value-type="float" office:value="11.20471329396696">
            <text:p>11.2047132939669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2">
            <text:p>HY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200.0">
            <text:p>46200.0</text:p>
          </table:table-cell>
          <table:table-cell office:value-type="float" office:value="600.0">
            <text:p>600.0</text:p>
          </table:table-cell>
          <table:table-cell office:value-type="string" office:value="Cyphastrea sp.">
            <text:p>Cyph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2.02">
            <text:p>-82.02</text:p>
          </table:table-cell>
          <table:table-cell office:value-type="float" office:value="7.0908673658446">
            <text:p>7.0908673658446</text:p>
          </table:table-cell>
          <table:table-cell office:value-type="float" office:value="7.328546922821731">
            <text:p>7.32854692282173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3">
            <text:p>HY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800.0">
            <text:p>64800.0</text:p>
          </table:table-cell>
          <table:table-cell office:value-type="float" office:value="800.0">
            <text:p>8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8.07999999999998">
            <text:p>-108.07999999999998</text:p>
          </table:table-cell>
          <table:table-cell office:value-type="float" office:value="9.731515812040772">
            <text:p>9.731515812040772</text:p>
          </table:table-cell>
          <table:table-cell office:value-type="float" office:value="10.04987562112089">
            <text:p>10.04987562112089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4">
            <text:p>HY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500.0">
            <text:p>59500.0</text:p>
          </table:table-cell>
          <table:table-cell office:value-type="float" office:value="800.0">
            <text:p>800.0</text:p>
          </table:table-cell>
          <table:table-cell office:value-type="string" office:value="Platygyra sp.">
            <text:p>Platygy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0.94999999999999">
            <text:p>-110.94999999999999</text:p>
          </table:table-cell>
          <table:table-cell office:value-type="float" office:value="9.204482603601347">
            <text:p>9.204482603601347</text:p>
          </table:table-cell>
          <table:table-cell office:value-type="float" office:value="9.522651941554935">
            <text:p>9.52265194155493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6">
            <text:p>HY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600.0">
            <text:p>41600.0</text:p>
          </table:table-cell>
          <table:table-cell office:value-type="float" office:value="500.0">
            <text:p>500.0</text:p>
          </table:table-cell>
          <table:table-cell office:value-type="string" office:value="Goniopora sp.">
            <text:p>Goni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36">
            <text:p>-62.36</text:p>
          </table:table-cell>
          <table:table-cell office:value-type="float" office:value="6.240640992718613">
            <text:p>6.240640992718613</text:p>
          </table:table-cell>
          <table:table-cell office:value-type="float" office:value="6.438136376312621">
            <text:p>6.43813637631262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7">
            <text:p>HY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700.0">
            <text:p>40700.0</text:p>
          </table:table-cell>
          <table:table-cell office:value-type="float" office:value="600.0">
            <text:p>6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0.47">
            <text:p>-60.47</text:p>
          </table:table-cell>
          <table:table-cell office:value-type="float" office:value="6.546823657316576">
            <text:p>6.546823657316576</text:p>
          </table:table-cell>
          <table:table-cell office:value-type="float" office:value="6.784106426051991">
            <text:p>6.78410642605199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8">
            <text:p>HY-0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600.0">
            <text:p>49600.0</text:p>
          </table:table-cell>
          <table:table-cell office:value-type="float" office:value="600.0">
            <text:p>600.0</text:p>
          </table:table-cell>
          <table:table-cell office:value-type="string" office:value="A palifera">
            <text:p>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6.16">
            <text:p>-76.16</text:p>
          </table:table-cell>
          <table:table-cell office:value-type="float" office:value="7.427624115422104">
            <text:p>7.427624115422104</text:p>
          </table:table-cell>
          <table:table-cell office:value-type="float" office:value="7.665507158694714">
            <text:p>7.66550715869471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9">
            <text:p>HY-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200.0">
            <text:p>53200.0</text:p>
          </table:table-cell>
          <table:table-cell office:value-type="float" office:value="700.0">
            <text:p>700.0</text:p>
          </table:table-cell>
          <table:table-cell office:value-type="string" office:value="Favia sp.">
            <text:p>Favi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6.72">
            <text:p>-86.72</text:p>
          </table:table-cell>
          <table:table-cell office:value-type="float" office:value="8.181344632760549">
            <text:p>8.181344632760549</text:p>
          </table:table-cell>
          <table:table-cell office:value-type="float" office:value="8.459314393022632">
            <text:p>8.45931439302263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">
            <text:p>KL-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90.0">
            <text:p>3790.0</text:p>
          </table:table-cell>
          <table:table-cell office:value-type="float" office:value="70.0">
            <text:p>7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709">
            <text:p>-4.709</text:p>
          </table:table-cell>
          <table:table-cell office:value-type="float" office:value="0.8272127900365176">
            <text:p>0.8272127900365176</text:p>
          </table:table-cell>
          <table:table-cell office:value-type="float" office:value="0.8496875896469238">
            <text:p>0.8496875896469238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3">
            <text:p>KL-1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410.0">
            <text:p>2410.0</text:p>
          </table:table-cell>
          <table:table-cell office:value-type="float" office:value="50.0">
            <text:p>5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6109999999999998">
            <text:p>-3.6109999999999998</text:p>
          </table:table-cell>
          <table:table-cell office:value-type="float" office:value="0.6666940827696012">
            <text:p>0.6666940827696012</text:p>
          </table:table-cell>
          <table:table-cell office:value-type="float" office:value="0.6800889647685805">
            <text:p>0.6800889647685805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5">
            <text:p>KL-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50.0">
            <text:p>3650.0</text:p>
          </table:table-cell>
          <table:table-cell office:value-type="float" office:value="70.0">
            <text:p>70.0</text:p>
          </table:table-cell>
          <table:table-cell office:value-type="string" office:value="Favia sp.">
            <text:p>Favi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214999999999999">
            <text:p>-5.214999999999999</text:p>
          </table:table-cell>
          <table:table-cell office:value-type="float" office:value="0.8161035473516816">
            <text:p>0.8161035473516816</text:p>
          </table:table-cell>
          <table:table-cell office:value-type="float" office:value="0.8384086115969946">
            <text:p>0.8384086115969946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2">
            <text:p>KL-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90.0">
            <text:p>3490.0</text:p>
          </table:table-cell>
          <table:table-cell office:value-type="float" office:value="60.0">
            <text:p>6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728999999999999">
            <text:p>-4.728999999999999</text:p>
          </table:table-cell>
          <table:table-cell office:value-type="float" office:value="0.7726066269454323">
            <text:p>0.7726066269454323</text:p>
          </table:table-cell>
          <table:table-cell office:value-type="float" office:value="0.7910556238343796">
            <text:p>0.7910556238343796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3">
            <text:p>KL-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00.0">
            <text:p>3400.0</text:p>
          </table:table-cell>
          <table:table-cell office:value-type="float" office:value="70.0">
            <text:p>70.0</text:p>
          </table:table-cell>
          <table:table-cell office:value-type="string" office:value="Montipora sp.">
            <text:p>Monti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49">
            <text:p>-4.49</text:p>
          </table:table-cell>
          <table:table-cell office:value-type="float" office:value="0.7964923100695949">
            <text:p>0.7964923100695949</text:p>
          </table:table-cell>
          <table:table-cell office:value-type="float" office:value="0.8184766337532181">
            <text:p>0.8184766337532181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4">
            <text:p>KL-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190.0">
            <text:p>3190.0</text:p>
          </table:table-cell>
          <table:table-cell office:value-type="float" office:value="60.0">
            <text:p>6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149">
            <text:p>-5.149</text:p>
          </table:table-cell>
          <table:table-cell office:value-type="float" office:value="0.749987333226368">
            <text:p>0.749987333226368</text:p>
          </table:table-cell>
          <table:table-cell office:value-type="float" office:value="0.7680423165425192">
            <text:p>0.7680423165425192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5">
            <text:p>KL-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360.0">
            <text:p>3360.0</text:p>
          </table:table-cell>
          <table:table-cell office:value-type="float" office:value="50.0">
            <text:p>5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9559999999999995">
            <text:p>-4.9559999999999995</text:p>
          </table:table-cell>
          <table:table-cell office:value-type="float" office:value="0.7330047748821282">
            <text:p>0.7330047748821282</text:p>
          </table:table-cell>
          <table:table-cell office:value-type="float" office:value="0.7477539702335247">
            <text:p>0.7477539702335247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">
            <text:p>KM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7.51999999999998">
            <text:p>-107.51999999999998</text:p>
          </table:table-cell>
          <table:table-cell office:value-type="float" office:value="9.771304928206861">
            <text:p>9.771304928206861</text:p>
          </table:table-cell>
          <table:table-cell office:value-type="float" office:value="10.129481724155498">
            <text:p>10.12948172415549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 ">
            <text:p>KM-0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orea curta     ">
            <text:p>Montastorea curt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8.01999999999998">
            <text:p>-108.01999999999998</text:p>
          </table:table-cell>
          <table:table-cell office:value-type="float" office:value="9.771304928206861">
            <text:p>9.771304928206861</text:p>
          </table:table-cell>
          <table:table-cell office:value-type="float" office:value="10.129481724155498">
            <text:p>10.12948172415549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2">
            <text:p>KM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800.0">
            <text:p>69800.0</text:p>
          </table:table-cell>
          <table:table-cell office:value-type="float" office:value="900.0">
            <text:p>9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6.57999999999998">
            <text:p>-126.57999999999998</text:p>
          </table:table-cell>
          <table:table-cell office:value-type="float" office:value="10.627153899327876">
            <text:p>10.627153899327876</text:p>
          </table:table-cell>
          <table:table-cell office:value-type="float" office:value="10.985608767838038">
            <text:p>10.98560876783803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3">
            <text:p>KM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800.0">
            <text:p>63800.0</text:p>
          </table:table-cell>
          <table:table-cell office:value-type="float" office:value="1100.0">
            <text:p>11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8.97999999999999">
            <text:p>-98.97999999999999</text:p>
          </table:table-cell>
          <table:table-cell office:value-type="float" office:value="10.826282833918562">
            <text:p>10.826282833918562</text:p>
          </table:table-cell>
          <table:table-cell office:value-type="float" office:value="11.264475132024572">
            <text:p>11.264475132024572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">
            <text:p>KM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4.01999999999998">
            <text:p>-74.01999999999998</text:p>
          </table:table-cell>
          <table:table-cell office:value-type="float" office:value="10.268807136176987">
            <text:p>10.268807136176987</text:p>
          </table:table-cell>
          <table:table-cell office:value-type="float" office:value="10.627153899327876">
            <text:p>10.62715389932787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 ">
            <text:p>KM-0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4.01999999999998">
            <text:p>-74.01999999999998</text:p>
          </table:table-cell>
          <table:table-cell office:value-type="float" office:value="10.268807136176987">
            <text:p>10.268807136176987</text:p>
          </table:table-cell>
          <table:table-cell office:value-type="float" office:value="10.627153899327876">
            <text:p>10.62715389932787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">
            <text:p>KM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300.0">
            <text:p>67300.0</text:p>
          </table:table-cell>
          <table:table-cell office:value-type="float" office:value="900.0">
            <text:p>9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3.32999999999998">
            <text:p>-123.32999999999998</text:p>
          </table:table-cell>
          <table:table-cell office:value-type="float" office:value="10.378289839853176">
            <text:p>10.378289839853176</text:p>
          </table:table-cell>
          <table:table-cell office:value-type="float" office:value="10.736670806167057">
            <text:p>10.736670806167057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6">
            <text:p>KM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200.0">
            <text:p>65200.0</text:p>
          </table:table-cell>
          <table:table-cell office:value-type="float" office:value="1900.0">
            <text:p>19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1.91999999999999">
            <text:p>-101.91999999999999</text:p>
          </table:table-cell>
          <table:table-cell office:value-type="float" office:value="14.15536647353221">
            <text:p>14.15536647353221</text:p>
          </table:table-cell>
          <table:table-cell office:value-type="float" office:value="14.913564295633686">
            <text:p>14.91356429563368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7">
            <text:p>TM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80.0">
            <text:p>4080.0</text:p>
          </table:table-cell>
          <table:table-cell office:value-type="float" office:value="100.0">
            <text:p>1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757999999999999">
            <text:p>-7.757999999999999</text:p>
          </table:table-cell>
          <table:table-cell office:value-type="float" office:value="0.8095455515287572">
            <text:p>0.8095455515287572</text:p>
          </table:table-cell>
          <table:table-cell office:value-type="float" office:value="0.849472777668595">
            <text:p>0.849472777668595</text:p>
          </table:table-cell>
          <table:table-cell office:value-type="string" office:value="SugiharaEtal2003,SasakiEtal1998">
            <text:p>SugiharaEtal2003,SasakiEtal19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